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text-align="justify" style:justify-single-word="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paragraph-properties fo:text-align="justify" style:justify-single-word="false"/>
      <style:text-properties fo:language="ru" fo:country="RU" officeooo:paragraph-rsid="000bf61e"/>
    </style:style>
    <style:style style:name="P9" style:family="paragraph" style:parent-style-name="Text_20_body">
      <style:paragraph-properties fo:text-align="justify" style:justify-single-word="false"/>
      <style:text-properties fo:language="ru" fo:country="RU" officeooo:paragraph-rsid="000de12c"/>
    </style:style>
    <style:style style:name="P10" style:family="paragraph" style:parent-style-name="Text_20_body">
      <style:paragraph-properties fo:text-align="justify" style:justify-single-word="false"/>
      <style:text-properties fo:language="ru" fo:country="RU" officeooo:paragraph-rsid="000fecf8"/>
    </style:style>
    <style:style style:name="P11" style:family="paragraph" style:parent-style-name="Text_20_body">
      <style:paragraph-properties fo:text-align="justify" style:justify-single-word="false"/>
      <style:text-properties fo:language="ru" fo:country="RU" officeooo:paragraph-rsid="0013c8f4"/>
    </style:style>
    <style:style style:name="P12" style:family="paragraph" style:parent-style-name="Text_20_body">
      <style:text-properties fo:language="ru" fo:country="RU" fo:background-color="#ffff00"/>
    </style:style>
    <style:style style:name="P13" style:family="paragraph" style:parent-style-name="Text_20_body">
      <style:paragraph-properties fo:text-align="justify" style:justify-single-word="false"/>
      <style:text-properties fo:language="ru" fo:country="RU" fo:background-color="#ffff00"/>
    </style:style>
    <style:style style:name="P14" style:family="paragraph" style:parent-style-name="Text_20_body">
      <style:paragraph-properties fo:text-align="center"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7"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8"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0a6115"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0e81b3" style:font-style-asian="italic" style:font-style-complex="italic"/>
    </style:style>
    <style:style style:name="P21" style:family="paragraph" style:parent-style-name="Text_20_body">
      <style:paragraph-properties fo:text-align="center" style:justify-single-word="false"/>
      <style:text-properties fo:language="ru" fo:country="RU" fo:font-style="italic" style:font-style-asian="italic" style:font-style-complex="italic"/>
    </style:style>
    <style:style style:name="P22" style:family="paragraph" style:parent-style-name="Text_20_body">
      <style:paragraph-properties fo:text-align="end" style:justify-single-word="false"/>
      <style:text-properties fo:language="ru" fo:country="RU" fo:font-style="italic" style:font-style-asian="italic" style:font-style-complex="italic"/>
    </style:style>
    <style:style style:name="P23"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4"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5"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6"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7"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8"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9"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0"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master-page-name="">
      <loext:graphic-properties draw:fill="none"/>
      <style:paragraph-properties fo:margin-left="3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2" style:family="paragraph" style:parent-style-name="Text_20_body" style:master-page-name="">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33" style:family="paragraph" style:parent-style-name="Text_20_body">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34"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5"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6"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38"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9"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0"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2"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43"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44" style:family="paragraph" style:parent-style-name="Text_20_body">
      <style:paragraph-properties fo:text-align="justify" style:justify-single-word="false"/>
      <style:text-properties fo:language="ru" fo:country="RU" fo:font-weight="bold" style:font-weight-asian="bold" style:font-weight-complex="bold"/>
    </style:style>
    <style:style style:name="P45" style:family="paragraph" style:parent-style-name="Text_20_body">
      <style:paragraph-properties fo:text-align="center" style:justify-single-word="false"/>
      <style:text-properties fo:language="ru" fo:country="RU" fo:font-weight="bold" style:font-weight-asian="bold" style:font-weight-complex="bold"/>
    </style:style>
    <style:style style:name="P46" style:family="paragraph" style:parent-style-name="Text_20_body">
      <style:paragraph-properties fo:text-align="justify" style:justify-single-word="false"/>
      <style:text-properties fo:language="ru" fo:country="RU" fo:background-color="#00ccff"/>
    </style:style>
    <style:style style:name="P47" style:family="paragraph" style:parent-style-name="Text_20_body">
      <style:paragraph-properties fo:text-align="justify" style:justify-single-word="false"/>
      <style:text-properties fo:language="ru" fo:country="RU" fo:background-color="#ffffff"/>
    </style:style>
    <style:style style:name="P48" style:family="paragraph" style:parent-style-name="Text_20_body">
      <style:paragraph-properties fo:text-align="justify" style:justify-single-word="false"/>
      <style:text-properties fo:language="ru" fo:country="RU" fo:background-color="transparent"/>
    </style:style>
    <style:style style:name="P49" style:family="paragraph" style:parent-style-name="Text_20_body">
      <style:paragraph-properties fo:text-align="center" style:justify-single-word="false"/>
      <style:text-properties fo:language="ru" fo:country="RU" fo:background-color="transparent"/>
    </style:style>
    <style:style style:name="P50" style:family="paragraph" style:parent-style-name="Quotations">
      <style:text-properties fo:language="ru" fo:country="RU"/>
    </style:style>
    <style:style style:name="P51" style:family="paragraph" style:parent-style-name="Text_20_body">
      <style:paragraph-properties fo:text-align="justify" style:justify-single-word="false"/>
      <style:text-properties fo:language="ru" fo:country="RU" officeooo:rsid="000de12c" officeooo:paragraph-rsid="000de12c"/>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ab-stops>
          <style:tab-stop style:position="7.4917in"/>
        </style:tab-stops>
      </style:paragraph-properties>
    </style:style>
    <style:style style:name="P55" style:family="paragraph" style:parent-style-name="Standard">
      <style:paragraph-properties fo:text-align="justify" style:justify-single-word="false"/>
    </style:style>
    <style:style style:name="P56" style:family="paragraph" style:parent-style-name="Text_20_body">
      <style:paragraph-properties fo:text-align="justify" style:justify-single-word="false"/>
      <style:text-properties officeooo:paragraph-rsid="00142bf7"/>
    </style:style>
    <style:style style:name="P57" style:family="paragraph" style:parent-style-name="Text_20_body">
      <style:paragraph-properties fo:text-align="justify" style:justify-single-word="false"/>
      <style:text-properties fo:font-style="italic" style:font-style-asian="italic" style:font-style-complex="italic"/>
    </style:style>
    <style:style style:name="P58"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59"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60"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61" style:family="paragraph" style:parent-style-name="Text_20_body">
      <style:paragraph-properties fo:text-align="justify" style:justify-single-word="false"/>
      <style:text-properties fo:background-color="#ffff00"/>
    </style:style>
    <style:style style:name="P62" style:family="paragraph" style:parent-style-name="Text_20_body">
      <style:text-properties fo:language="en" fo:country="US"/>
    </style:style>
    <style:style style:name="P63" style:family="paragraph" style:parent-style-name="Text_20_body">
      <style:paragraph-properties fo:text-align="justify" style:justify-single-word="false"/>
      <style:text-properties fo:language="en" fo:country="US"/>
    </style:style>
    <style:style style:name="P64" style:family="paragraph" style:parent-style-name="Standard">
      <style:paragraph-properties fo:text-align="justify" style:justify-single-word="false"/>
      <style:text-properties fo:language="en" fo:country="US"/>
    </style:style>
    <style:style style:name="P65" style:family="paragraph" style:parent-style-name="Text_20_body">
      <style:paragraph-properties fo:text-align="center" style:justify-single-word="false"/>
      <style:text-properties fo:language="en" fo:country="US"/>
    </style:style>
    <style:style style:name="P66" style:family="paragraph" style:parent-style-name="Text_20_body">
      <style:paragraph-properties fo:text-align="justify" style:justify-single-word="false"/>
      <style:text-properties fo:language="en" fo:country="US" fo:background-color="#ffff00"/>
    </style:style>
    <style:style style:name="P67" style:family="paragraph" style:parent-style-name="Text_20_body">
      <style:paragraph-properties fo:text-align="center" style:justify-single-word="false"/>
      <style:text-properties fo:language="en" fo:country="US" fo:font-style="italic" style:font-style-asian="italic" style:font-style-complex="italic"/>
    </style:style>
    <style:style style:name="P68" style:family="paragraph" style:parent-style-name="Text_20_body">
      <style:paragraph-properties fo:text-align="justify" style:justify-single-word="false"/>
      <style:text-properties fo:language="uk" fo:country="UA"/>
    </style:style>
    <style:style style:name="P69" style:family="paragraph" style:parent-style-name="Text_20_body">
      <style:paragraph-properties fo:text-align="justify" style:justify-single-word="false"/>
      <style:text-properties fo:language="uk" fo:country="UA" fo:font-style="italic" officeooo:rsid="000a6115" officeooo:paragraph-rsid="000a6115" style:font-style-asian="italic" style:font-style-complex="italic"/>
    </style:style>
    <style:style style:name="P70"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71" style:family="paragraph" style:parent-style-name="Text_20_body">
      <style:paragraph-properties fo:text-align="justify" style:justify-single-word="false"/>
      <style:text-properties fo:color="#c9211e" loext:opacity="100%" fo:language="ru" fo:country="RU"/>
    </style:style>
    <style:style style:name="P72"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73" style:family="paragraph" style:parent-style-name="Text_20_body">
      <loext:graphic-properties draw:fill="solid" draw:fill-color="#ffff66" draw:opacity="100%"/>
      <style:paragraph-properties fo:text-align="justify" style:justify-single-word="false" fo:background-color="#ffff66"/>
      <style:text-properties style:use-window-font-color="true" loext:opacity="0%" fo:language="ru" fo:country="RU"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style:font-style-asian="normal" style:font-style-complex="normal"/>
    </style:style>
    <style:style style:name="P75" style:family="paragraph" style:parent-style-name="Text_20_body">
      <style:paragraph-properties fo:text-align="justify" style:justify-single-word="false"/>
      <style:text-properties style:use-window-font-color="true" loext:opacity="0%" fo:language="ru" fo:country="RU" fo:font-style="normal" fo:background-color="#ffff00"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ffff00" style:font-style-asian="normal" style:font-style-complex="normal"/>
    </style:style>
    <style:style style:name="P77"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fo:background-color="#ffff00"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transparent" style:font-style-asian="normal" style:font-style-complex="normal"/>
    </style:style>
    <style:style style:name="P79"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80" style:family="paragraph" style:parent-style-name="Text_20_body">
      <style:paragraph-properties fo:text-align="justify" style:justify-single-word="false"/>
      <style:text-properties fo:color="#0000ff" loext:opacity="100%"/>
    </style:style>
    <style:style style:name="P81" style:family="paragraph" style:parent-style-name="Text_20_body">
      <style:paragraph-properties fo:text-align="justify" style:justify-single-word="false"/>
      <style:text-properties fo:color="#0000ff" loext:opacity="100%" fo:language="en" fo:country="US"/>
    </style:style>
    <style:style style:name="P82" style:family="paragraph" style:parent-style-name="Heading_20_1" style:master-page-name="MP0">
      <style:paragraph-properties fo:text-align="center" style:justify-single-word="false" style:page-number="auto" fo:break-before="page"/>
      <style:text-properties fo:language="ru" fo:country="RU"/>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justify" style:justify-single-word="false"/>
    </style:style>
    <style:style style:name="P85" style:family="paragraph" style:parent-style-name="Heading_20_2">
      <style:paragraph-properties fo:text-align="center" style:justify-single-word="false"/>
      <style:text-properties fo:language="ru" fo:country="RU"/>
    </style:style>
    <style:style style:name="P86" style:family="paragraph" style:parent-style-name="Heading_20_2">
      <style:paragraph-properties fo:text-align="center" style:justify-single-word="false"/>
      <style:text-properties fo:language="en" fo:country="US" fo:font-weight="normal" style:font-weight-asian="normal" style:font-weight-complex="normal"/>
    </style:style>
    <style:style style:name="P87" style:family="paragraph" style:parent-style-name="Heading_20_2">
      <style:paragraph-properties fo:text-align="center" style:justify-single-word="false"/>
    </style:style>
    <style:style style:name="P88" style:family="paragraph" style:parent-style-name="Text_20_body">
      <style:paragraph-properties fo:text-align="justify" style:justify-single-word="false"/>
      <style:text-properties fo:language="ru" fo:country="RU"/>
    </style:style>
    <style:style style:name="P89" style:family="paragraph" style:parent-style-name="Text_20_body">
      <style:paragraph-properties fo:text-align="justify" style:justify-single-word="false"/>
      <style:text-properties fo:language="ru" fo:country="RU" officeooo:paragraph-rsid="001a571d"/>
    </style:style>
    <style:style style:name="P90" style:family="paragraph" style:parent-style-name="Text_20_body">
      <style:paragraph-properties fo:text-align="justify" style:justify-single-word="false"/>
      <style:text-properties fo:language="ru" fo:country="RU" fo:background-color="transparent"/>
    </style:style>
    <style:style style:name="P91" style:family="paragraph" style:parent-style-name="Text_20_body">
      <style:paragraph-properties fo:text-align="justify" style:justify-single-word="false"/>
      <style:text-properties fo:language="ru" fo:country="RU" officeooo:rsid="0016a4c0" officeooo:paragraph-rsid="0016a4c0" fo:background-color="transparent"/>
    </style:style>
    <style:style style:name="P92" style:family="paragraph" style:parent-style-name="Text_20_body">
      <style:paragraph-properties fo:text-align="justify" style:justify-single-word="false"/>
      <style:text-properties fo:language="ru" fo:country="RU" fo:background-color="#ffff00"/>
    </style:style>
    <style:style style:name="P93"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text-properties style:use-window-font-color="true" loext:opacity="0%" fo:language="ru" fo:country="RU" fo:background-color="transparent"/>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officeooo:rsid="00142bf7" fo:background-color="#ffff00" loext:char-shading-value="0"/>
    </style:style>
    <style:style style:name="T4" style:family="text">
      <style:text-properties fo:language="ru" fo:country="RU" fo:font-style="italic" style:font-style-asian="italic"/>
    </style:style>
    <style:style style:name="T5" style:family="text">
      <style:text-properties fo:language="ru" fo:country="RU" fo:font-style="italic" style:font-style-asian="italic" style:font-style-complex="italic"/>
    </style:style>
    <style:style style:name="T6" style:family="text">
      <style:text-properties fo:language="ru" fo:country="RU" fo:font-style="italic" officeooo:rsid="000e81b3" style:font-style-asian="italic" style:font-style-complex="italic"/>
    </style:style>
    <style:style style:name="T7" style:family="text">
      <style:text-properties fo:language="ru" fo:country="RU" fo:font-style="italic" fo:background-color="#ffffff" loext:char-shading-value="0" style:font-style-asian="italic" style:font-style-complex="italic"/>
    </style:style>
    <style:style style:name="T8" style:family="text">
      <style:text-properties fo:language="ru" fo:country="RU" fo:font-style="italic" fo:background-color="#ffff00" loext:char-shading-value="0" style:font-style-asian="italic" style:font-style-complex="italic"/>
    </style:style>
    <style:style style:name="T9" style:family="text">
      <style:text-properties fo:language="ru" fo:country="RU" fo:font-style="italic" fo:background-color="transparent" loext:char-shading-value="0" style:font-style-asian="italic" style:font-style-complex="italic"/>
    </style:style>
    <style:style style:name="T10" style:family="text">
      <style:text-properties fo:language="ru" fo:country="RU" fo:font-style="italic" fo:background-color="transparent" loext:char-shading-value="0" style:font-style-asian="italic" style:font-style-complex="italic"/>
    </style:style>
    <style:style style:name="T11" style:family="text">
      <style:text-properties fo:language="ru" fo:country="RU" fo:background-color="#ffffff" loext:char-shading-value="0"/>
    </style:style>
    <style:style style:name="T12" style:family="text">
      <style:text-properties fo:language="ru" fo:country="RU" fo:font-weight="bold" style:font-weight-asian="bold" style:font-weight-complex="bold"/>
    </style:style>
    <style:style style:name="T13" style:family="text">
      <style:text-properties fo:language="ru" fo:country="RU" fo:background-color="#00ccff" loext:char-shading-value="0"/>
    </style:style>
    <style:style style:name="T14" style:family="text">
      <style:text-properties fo:language="ru" fo:country="RU" fo:background-color="transparent" loext:char-shading-value="0"/>
    </style:style>
    <style:style style:name="T15" style:family="text">
      <style:text-properties fo:language="ru" fo:country="RU" fo:background-color="transparent" loext:char-shading-value="0"/>
    </style:style>
    <style:style style:name="T16" style:family="text">
      <style:text-properties fo:language="ru" fo:country="RU" fo:background-color="#ffff66" loext:char-shading-value="0"/>
    </style:style>
    <style:style style:name="T17" style:family="text">
      <style:text-properties fo:language="ru" fo:country="RU" style:text-underline-style="none" fo:background-color="transparent" loext:char-shading-value="0"/>
    </style:style>
    <style:style style:name="T18" style:family="text">
      <style:text-properties fo:language="ru" fo:country="RU" officeooo:rsid="0009d420"/>
    </style:style>
    <style:style style:name="T19" style:family="text">
      <style:text-properties fo:language="ru" fo:country="RU" officeooo:rsid="000de12c"/>
    </style:style>
    <style:style style:name="T20" style:family="text">
      <style:text-properties fo:language="ru" fo:country="RU" officeooo:rsid="000e81b3"/>
    </style:style>
    <style:style style:name="T21" style:family="text">
      <style:text-properties fo:language="ru" fo:country="RU" officeooo:rsid="00142bf7"/>
    </style:style>
    <style:style style:name="T22" style:family="text">
      <style:text-properties fo:language="ru" fo:country="RU" officeooo:rsid="001acb60"/>
    </style:style>
    <style:style style:name="T23" style:family="text">
      <style:text-properties fo:color="#0000ff" loext:opacity="100%"/>
    </style:style>
    <style:style style:name="T24" style:family="text">
      <style:text-properties fo:color="#0000ff" loext:opacity="100%" fo:language="ru" fo:country="RU"/>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fo:language="ru" fo:country="RU" style:font-size-asian="12pt" style:font-size-complex="12pt"/>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background-color="transparent" loext:char-shading-value="0" style:font-style-asian="italic" style:font-style-complex="italic"/>
    </style:style>
    <style:style style:name="T30" style:family="text">
      <style:text-properties fo:background-color="#ffff00" loext:char-shading-value="0"/>
    </style:style>
    <style:style style:name="T31" style:family="text">
      <style:text-properties officeooo:rsid="001a571d" fo:background-color="#ffff00" loext:char-shading-value="0"/>
    </style:style>
    <style:style style:name="T32" style:family="text">
      <style:text-properties fo:language="uk" fo:country="UA"/>
    </style:style>
    <style:style style:name="T33" style:family="text">
      <style:text-properties fo:language="uk" fo:country="UA" fo:font-style="italic" fo:background-color="#ffff00" loext:char-shading-value="0" style:font-style-asian="italic" style:font-style-complex="italic"/>
    </style:style>
    <style:style style:name="T34" style:family="text">
      <style:text-properties fo:language="uk" fo:country="UA" fo:background-color="transparent" loext:char-shading-value="0"/>
    </style:style>
    <style:style style:name="T35" style:family="text">
      <style:text-properties fo:language="uk" fo:country="UA" officeooo:rsid="0008956e"/>
    </style:style>
    <style:style style:name="T36" style:family="text">
      <style:text-properties fo:language="uk" fo:country="UA" officeooo:rsid="000a6115"/>
    </style:style>
    <style:style style:name="T37" style:family="text">
      <style:text-properties fo:language="uk" fo:country="UA" officeooo:rsid="000e81b3"/>
    </style:style>
    <style:style style:name="T38" style:family="text">
      <style:text-properties fo:language="uk" fo:country="UA" officeooo:rsid="0016a4c0"/>
    </style:style>
    <style:style style:name="T39" style:family="text">
      <style:text-properties fo:language="uk" fo:country="UA" officeooo:rsid="001a571d" fo:background-color="#ffff00" loext:char-shading-value="0"/>
    </style:style>
    <style:style style:name="T40" style:family="text">
      <style:text-properties style:text-line-through-style="solid" style:text-line-through-type="single" fo:language="ru" fo:country="RU" style:text-underline-mode="continuous" style:text-overline-mode="continuous" style:text-line-through-mode="continuous"/>
    </style:style>
    <style:style style:name="T4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42"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43" style:family="text">
      <style:text-properties fo:color="#c9211e" loext:opacity="100%" fo:language="ru" fo:country="RU"/>
    </style:style>
    <style:style style:name="T44" style:family="text">
      <style:text-properties fo:language="en" fo:country="US"/>
    </style:style>
    <style:style style:name="T45" style:family="text">
      <style:text-properties fo:language="en" fo:country="US" fo:background-color="transparent" loext:char-shading-value="0"/>
    </style:style>
    <style:style style:name="T46" style:family="text">
      <style:text-properties fo:language="en" fo:country="US" officeooo:rsid="000fecf8"/>
    </style:style>
    <style:style style:name="T47" style:family="text">
      <style:text-properties fo:language="en" fo:country="US" fo:background-color="#ffff00" loext:char-shading-value="0"/>
    </style:style>
    <style:style style:name="T48" style:family="text">
      <style:text-properties fo:language="en" fo:country="US" officeooo:rsid="0016a4c0"/>
    </style:style>
    <style:style style:name="T49" style:family="text">
      <style:text-properties style:use-window-font-color="true" loext:opacity="0%" fo:language="ru" fo:country="RU" fo:font-style="normal" style:font-style-asian="normal" style:font-style-complex="normal"/>
    </style:style>
    <style:style style:name="T50" style:family="text">
      <style:text-properties style:use-window-font-color="true" loext:opacity="0%" fo:language="ru" fo:country="RU" fo:font-style="normal" fo:background-color="#ffff00" loext:char-shading-value="0" style:font-style-asian="normal" style:font-style-complex="normal"/>
    </style:style>
    <style:style style:name="T51" style:family="text">
      <style:text-properties style:use-window-font-color="true" loext:opacity="0%" fo:font-style="normal" style:font-style-asian="normal" style:font-style-complex="normal"/>
    </style:style>
    <style:style style:name="T52" style:family="text">
      <style:text-properties style:use-window-font-color="true" loext:opacity="0%" fo:language="en" fo:country="US" fo:font-style="normal" style:font-style-asian="normal" style:font-style-complex="normal"/>
    </style:style>
    <style:style style:name="T53" style:family="text">
      <style:text-properties style:use-window-font-color="true" loext:opacity="0%" fo:background-color="#ffff00" loext:char-shading-value="0"/>
    </style:style>
    <style:style style:name="T54" style:family="text">
      <style:text-properties fo:background-color="transparent" loext:char-shading-value="0"/>
    </style:style>
    <style:style style:name="T55" style:family="text">
      <style:text-properties officeooo:rsid="000a6115" fo:background-color="transparent" loext:char-shading-value="0"/>
    </style:style>
    <style:style style:name="T56" style:family="text">
      <style:text-properties officeooo:rsid="000de12c" fo:background-color="transparent" loext:char-shading-value="0"/>
    </style:style>
    <style:style style:name="T57" style:family="text">
      <style:text-properties fo:background-color="transparent" loext:char-shading-value="0"/>
    </style:style>
    <style:style style:name="T58" style:family="text">
      <style:text-properties fo:font-style="normal" style:font-style-asian="normal" style:font-style-complex="normal"/>
    </style:style>
    <style:style style:name="T59" style:family="text">
      <style:text-properties fo:background-color="#ffff66" loext:char-shading-value="0"/>
    </style:style>
    <style:style style:name="T60" style:family="text">
      <style:text-properties officeooo:rsid="00066aa9"/>
    </style:style>
    <style:style style:name="T61" style:family="text">
      <style:text-properties fo:background-color="#ffff38" loext:char-shading-value="0"/>
    </style:style>
    <style:style style:name="T62" style:family="text">
      <style:text-properties officeooo:rsid="000745b5"/>
    </style:style>
    <style:style style:name="T63" style:family="text">
      <style:text-properties officeooo:rsid="0008956e"/>
    </style:style>
    <style:style style:name="T64" style:family="text">
      <style:text-properties officeooo:rsid="00098457"/>
    </style:style>
    <style:style style:name="T65" style:family="text">
      <style:text-properties officeooo:rsid="0009d420"/>
    </style:style>
    <style:style style:name="T66" style:family="text">
      <style:text-properties officeooo:rsid="000a6115"/>
    </style:style>
    <style:style style:name="T67" style:family="text">
      <style:text-properties officeooo:rsid="000aa751"/>
    </style:style>
    <style:style style:name="T68" style:family="text">
      <style:text-properties officeooo:rsid="000bf61e"/>
    </style:style>
    <style:style style:name="T69" style:family="text">
      <style:text-properties officeooo:rsid="000de12c"/>
    </style:style>
    <style:style style:name="T70" style:family="text">
      <style:text-properties officeooo:rsid="000e81b3"/>
    </style:style>
    <style:style style:name="T71" style:family="text">
      <style:text-properties officeooo:rsid="000fecf8"/>
    </style:style>
    <style:style style:name="T72" style:family="text">
      <style:text-properties officeooo:rsid="0013c8f4"/>
    </style:style>
    <style:style style:name="T73" style:family="text">
      <style:text-properties officeooo:rsid="00142bf7"/>
    </style:style>
    <style:style style:name="T74" style:family="text">
      <style:text-properties officeooo:rsid="0015bc4f"/>
    </style:style>
    <style:style style:name="T75" style:family="text">
      <style:text-properties officeooo:rsid="0016a4c0"/>
    </style:style>
    <style:style style:name="T76" style:family="text">
      <style:text-properties officeooo:rsid="001871b2"/>
    </style:style>
    <style:style style:name="T77" style:family="text">
      <style:text-properties officeooo:rsid="001a571d"/>
    </style:style>
    <style:style style:name="T78" style:family="text">
      <style:text-properties officeooo:rsid="001acb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Семь вечностей</text:h>
      <text:p text:style-name="P2">*ниспадающее безумие*</text:p>
      <text:p text:style-name="P22"/>
      <text:p text:style-name="P79">Война. Война никогда не меняется.</text:p>
      <text:p text:style-name="P79">Я слышала где-то эту фразу, но не могу вспомнить, где и от кого?</text:p>
      <text:p text:style-name="P79">Впрочем, это не имеет значения вне времени и пространства.</text:p>
      <text:p text:style-name="P79">Война никогда не меняется...</text:p>
      <text:p text:style-name="P79"/>
      <text:p text:style-name="P22"/>
      <text:p text:style-name="P14">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85" text:outline-level="2">Глава 1</text:h>
      <text:p text:style-name="P80"><text:span text:style-name="Default_20_Paragraph_20_Font"><text:span text:style-name="T24"/></text:span></text:p>
      <text:p text:style-name="P80"><text:span text:style-name="Default_20_Paragraph_20_Font"><text:span text:style-name="T24"/></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53"><text:span text:style-name="Default_20_Paragraph_20_Font"><text:span text:style-name="T1">Джет нетерпеливо толкает меня копытом в плечо.</text:span></text:span></text:p>
      <text:p text:style-name="P53"><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3"><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53"><text:span text:style-name="Default_20_Paragraph_20_Font"><text:span text:style-name="T1">Три дня! Три грёбаных дня мы скрытно пробираемся к проклятой </text:span></text:span><text:span text:style-name="Default_20_Paragraph_20_Font"><text:span text:style-name="T14">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53"><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4">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4">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48">Нет, Агамемнон – ерунда.</text:p>
      <text:p text:style-name="P48">За нами. Гонятся. Чёртовы. Чокнутые. Пони.</text:p>
      <text:p text:style-name="P13"/>
      <text:p text:style-name="P4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8">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8"/>
      <text:p text:style-name="P48">Ну вот кто заставил тебя улыбаться Дейдре, Хуман? Ведь всё так неплохо шло…</text:p>
      <text:p text:style-name="P48"/>
      <text:p text:style-name="P65">~~~</text:p>
      <text:p text:style-name="P3">...</text:p>
      <text:p text:style-name="P53"><text:span text:style-name="Default_20_Paragraph_20_Font"><text:span text:style-name="T5">- Привет, красавчики!</text:span></text:span></text:p>
      <text:p text:style-name="P3"/>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53"><text:span text:style-name="Default_20_Paragraph_20_Font"><text:span text:style-name="T5">В незащищённую бронёй шею Джет упиралось копьё крохотной поньки с гривой ёршиком.</text:span></text:span></text:p>
      <text:p text:style-name="P3"/>
      <text:p text:style-name="P15">-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5"/>
      <text:p text:style-name="P15">Тут я заметил, что крыльев у этих оборванцев не наблюдается.</text:p>
      <text:p text:style-name="P3"/>
      <text:p text:style-name="P53"><text:span text:style-name="Default_20_Paragraph_20_Font"><text:span text:style-name="T5">-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53"><text:soft-page-break/><text:span text:style-name="Default_20_Paragraph_20_Font"><text:span text:style-name="T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3"/>
      <text:p text:style-name="P53"><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9">С него вы ничего не получите, кроме мороки. Лучше отпустите. Вы же не трогаете жеребят?</text:span></text:span></text:p>
      <text:p text:style-name="P15"/>
      <text:p text:style-name="P15">Её собеседница только хмыкнула.</text:p>
      <text:p text:style-name="P3"/>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3"/>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53"><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53"><text:span text:style-name="Default_20_Paragraph_20_Font"><text:span text:style-name="T5">Я аж передёрнул плечами. </text:span></text:span><text:span text:style-name="Default_20_Paragraph_20_Font"><text:span text:style-name="T9">Конеёбство </text:span></text:span><text:span text:style-name="Default_20_Paragraph_20_Font"><text:span text:style-name="T5">–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3"/>
      <text:p text:style-name="P15">- Хум, ты прикалываешься? Или та поломаная пегаска таки права, и ты действительно ничего не помнишь?</text:p>
      <text:p text:style-name="P15"/>
      <text:p text:style-name="P15"><text:soft-page-break/>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 Мысль о веренице кобыл у постели ожгла холодом твоё естество, Хуман!</text:p>
      <text:p text:style-name="P15"/>
      <text:p text:style-name="P53"><text:span text:style-name="Default_20_Paragraph_20_Font"><text:span text:style-name="T5">- Во-вторых, шанс получения потомства можно поднять с помощью магического ритуала “</text:span></text:span><text:span text:style-name="T28">Pornis</text:span><text:span text:style-name="Default_20_Paragraph_20_Font"><text:span text:style-name="T5"> </text:span></text:span><text:span text:style-name="T28">erektus</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9">У меня есть подруга из единорогов, только ты не говори никому, это большая тайна! Хотя, может, ты умеешь м</text:span></text:span><text:span text:style-name="Default_20_Paragraph_20_Font"><text:span text:style-name="T5">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text:soft-page-break/>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3"/>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53"><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28">Хр-р-р…</text:span></text:p>
      <text:p text:style-name="P57"/>
      <text:p text:style-name="P15">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text:soft-page-break/></text:p>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5">- Джет… Вставай, Джет… Да вставай же, засоня! - я громко шептал в ухо спящей пегаске, легонько похлопывая по шее.</text:p>
      <text:p text:style-name="P53"><text:span text:style-name="Default_20_Paragraph_20_Font"><text:span text:style-name="T5">- Мн-мн-хррр, - сонно чавкала пегаска, пуская слюни. - Гороховый суп закончился. </text:span></text:span><text:span text:style-name="T28">Пюре будет через полчаса. Не ломайте лавки, пожалуйста… А? </text:span><text:span text:style-name="Default_20_Paragraph_20_Font"><text:span text:style-name="T5">Что?</text:span></text:span></text:p>
      <text:p text:style-name="P3"/>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3"/>
      <text:p text:style-name="P15">Пегаска поднялась, потирая нос копытом. Рваное одеяло сползло с её тела и в нос мне ударил кислый запах.</text:p>
      <text:p text:style-name="P53"><text:span text:style-name="Default_20_Paragraph_20_Font"><text:span text:style-name="T5">- </text:span></text:span><text:span text:style-name="Default_20_Paragraph_20_Font"><text:span text:style-name="T9">Тут что, медиков нет? Неужели нельзя было нормально сделать</text:span></text:span><text:span text:style-name="Default_20_Paragraph_20_Font"><text:span text:style-name="T5">?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5"/>
      <text:p text:style-name="P3">…</text:p>
      <text:p text:style-name="P3"/>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5"/>
      <text:p text:style-name="P15">Я обреченно вздохнул, выбрал на полу место, свободное от понеконечностей и поставил туда ногу.</text:p>
      <text:p text:style-name="P15"><text:soft-page-break/>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text:p>
      <text:p text:style-name="P15"/>
      <text:p text:style-name="P15">Мои ноги обнимала Дейдра, улыбаясь мне хищной улыбкой.</text:p>
      <text:p text:style-name="P15"><text:soft-page-break/></text:p>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Я криво улыбнулся Дейдре.</text:p>
      <text:p text:style-name="P15"/>
      <text:p text:style-name="P53"><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28">Отстань, пожалуйста…</text:span></text:p>
      <text:p text:style-name="P57"/>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text:p>
      <text:p text:style-name="P15"/>
      <text:p text:style-name="P15">Губы её задрож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5"/>
      <text:p text:style-name="P15">- Ммммфффф! - отвечала ей Джет.</text:p>
      <text:p text:style-name="P15"/>
      <text:p text:style-name="P15">Диалог прервался взвизгом и плеском воды. Наконец-то я почувствовал свои ноги свободными!</text:p>
      <text:p text:style-name="P15"/>
      <text:p text:style-name="P65">~~~</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8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 </text:p>
      <text:p text:style-name="P18">Слабый огонёк сознания сражается с холодной бесконечностью небытия только для того, чтобы ещё раз увидеть Тебя.</text:p>
      <text:p text:style-name="P7"/>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13"/>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3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53"><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5">…шшш…</text:p>
      <text:p text:style-name="P15"/>
      <text:p text:style-name="P53"><text:span text:style-name="Default_20_Paragraph_20_Font"><text:span text:style-name="T28">sanctificetur</text:span></text:span><text:span text:style-name="Default_20_Paragraph_20_Font"><text:span text:style-name="T5"> </text:span></text:span><text:span text:style-name="Default_20_Paragraph_20_Font"><text:span text:style-name="T28">nomen</text:span></text:span><text:span text:style-name="Default_20_Paragraph_20_Font"><text:span text:style-name="T5"> </text:span></text:span><text:span text:style-name="Default_20_Paragraph_20_Font"><text:span text:style-name="T28">tuum</text:span></text:span><text:span text:style-name="Default_20_Paragraph_20_Font"><text:span text:style-name="T5">;</text:span></text:span></text:p>
      <text:p text:style-name="P57">adveniat regnum tuum;</text:p>
      <text:p text:style-name="P57">fiat voluntas tua, sicut in caelo et in terra…</text:p>
      <text:p text:style-name="P57"/>
      <text:p text:style-name="P57">…хрррсссшшш…</text:p>
      <text:p text:style-name="P57"/>
      <text:p text:style-name="P57">ne nuclear bellum. Amen</text:p>
      <text:p text:style-name="P57"/>
      <text:p text:style-name="P57">…шшшссс…</text:p>
      <text:p text:style-name="P57"/>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53"><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53"/>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32">твои</text:span> яйцеголовые <text:span text:style-name="T3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53"><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2">у</text:span></text:span><text:span text:style-name="Default_20_Paragraph_20_Font"><text:span text:style-name="T14">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3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53"><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53"><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4">неделю</text:span></text:span><text:span text:style-name="Default_20_Paragraph_20_Font"><text:span text:style-name="T1"> назад. Дым от привала преследователей не виден уже последние два дня. </text:span></text:span></text:p>
      <text:p text:style-name="P53"><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53"><text:span text:style-name="Default_20_Paragraph_20_Font"><text:span text:style-name="T1">Джет виновато смотрит на меня. Вот глупая пегаска! Она </text:span></text:span><text:span text:style-name="Default_20_Paragraph_20_Font"><text:span text:style-name="T11">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53"><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4">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53"><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53"><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53"><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53"/>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85" text:outline-level="2">Глава 3</text:h>
      <text:p text:style-name="P2"/>
      <text:p text:style-name="P24">Безвременье тьмы, безмолвие камня, бессмыслие скуки - мои спутники в вечном заточении. К ним привыкаешь за первую тысячу лет.</text:p>
      <text:p text:style-name="P23">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53"><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1">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53"><text:span text:style-name="Default_20_Paragraph_20_Font"><text:span text:style-name="T1">Наконец Алекс пожал плечами и </text:span></text:span><text:span text:style-name="Default_20_Paragraph_20_Font"><text:span text:style-name="T11">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3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32">забор</text:span> нужен, скорее, для твоей <text:span text:style-name="T32">же </text:span>защиты, чем...</text:p>
      <text:p text:style-name="P15"/>
      <text:p text:style-name="P3">- Понятно.</text:p>
      <text:p text:style-name="P3"/>
      <text:p text:style-name="P48">Я решил схитрить. Просто из интереса. Кроме него, больше ловить тут было нечего. <text:span text:style-name="T32">Тот Алекс, которого я когда-то знал, давно умер. А, может, никогда и не рождался.</text:span></text:p>
      <text:p text:style-name="P13"/>
      <text:p text:style-name="P48">- Хорошо, Алекс, ты меня почти убедил. Я практически готов согласиться. Олени, девочки, признание – с детства мечтал, <text:span text:style-name="T3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32">в таких </text:span>вот <text:span text:style-name="T3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8"/>
      <text:p text:style-name="P4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8"/>
      <text:p text:style-name="P48">- Дед, вот ты зря корчишь из себя такого прожжёного циника. Я-то знаю, что ты не такой. <text:span text:style-name="T32">Да не хмурься,</text:span><text:span text:style-name="T44">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44">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48"/>
      <text:p text:style-name="P48">Алекс вытер платком пот.</text:p>
      <text:p text:style-name="P48"/>
      <text:p text:style-name="P48">-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48">-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8">- Дед, - мягко остановил меня Алекс. - Не надо. Не даешь мне помечтать, жестокий человек…</text:p>
      <text:p text:style-name="P48"/>
      <text:p text:style-name="P48">Выплюнув жвачку в салфетку и аккуратно препроводив бумажный шарик в ведро, Алекс печально развёл руками.</text:p>
      <text:p text:style-name="P48"/>
      <text:p text:style-name="P48">-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54">–</text:span> отдался воспоминаниям и я. <text:span text:style-name="T54">–</text:span> Это ж от идеи, что партнёра по бизнесу можно уничтожить физически, у Нэша поехала крыша.</text:p>
      <text:p text:style-name="P3">- Да, помню, <text:span text:style-name="T54">–</text:span> подхватил Алекс. <text:span text:style-name="T54">–</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45">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53"><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44">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54">CAESAR, </text:span></text:span><text:span text:style-name="Default_20_Paragraph_20_Font"><text:span text:style-name="T14">как и </text:span></text:span><text:span text:style-name="Default_20_Paragraph_20_Font"><text:span text:style-name="T34">наш </text:span></text:span><text:span text:style-name="Default_20_Paragraph_20_Font"><text:span text:style-name="T45">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3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3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3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53"><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4">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65"><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13"/>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53"><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4"> жеребёнка</text:span></text:span><text:span text:style-name="Default_20_Paragraph_20_Font"><text:span text:style-name="T1">. То есть, вообще не </text:span></text:span><text:span text:style-name="Default_20_Paragraph_20_Font"><text:span text:style-name="T14">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53"><text:span text:style-name="Default_20_Paragraph_20_Font"><text:span text:style-name="T32">Оно п</text:span></text:span><text:span text:style-name="Default_20_Paragraph_20_Font"><text:span text:style-name="T1">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53"><text:span text:style-name="Default_20_Paragraph_20_Font"><text:span text:style-name="T1">- </text:span></text:span><text:span text:style-name="Default_20_Paragraph_20_Font"><text:span text:style-name="T12">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4">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53"><text:span text:style-name="Default_20_Paragraph_20_Font"><text:span text:style-name="T1">- </text:span></text:span><text:span text:style-name="Default_20_Paragraph_20_Font"><text:span text:style-name="T12">ВИЖУ. СБЕЖАВШИЙ ВЧЕРАШНИЙ ОБЕД. ЕЩЁ НЕ ПРОТУХ. ХОРОШО.</text:span></text:span></text:p>
      <text:p text:style-name="P44"/>
      <text:p text:style-name="P3">- Ну так и жри, пока не скисло! - заорала поняха, повернув к нему голову.</text:p>
      <text:p text:style-name="P3"/>
      <text:p text:style-name="P53"><text:soft-page-break/><text:span text:style-name="Default_20_Paragraph_20_Font"><text:span text:style-name="T1">- </text:span></text:span><text:span text:style-name="Default_20_Paragraph_20_Font"><text:span text:style-name="T12">ЕЩЁ И РУГАЕТСЯ,</text:span></text:span><text:span text:style-name="Default_20_Paragraph_20_Font"><text:span text:style-name="T1"> - недовольно заметил дракон. - </text:span></text:span><text:span text:style-name="Default_20_Paragraph_20_Font"><text:span text:style-name="T12">СЛИШКОМ СЫРОЙ</text:span></text:span><text:span text:style-name="Default_20_Paragraph_20_Font"><text:span text:style-name="T1">. </text:span></text:span><text:span text:style-name="Default_20_Paragraph_20_Font"><text:span text:style-name="T12">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53"><text:span text:style-name="Default_20_Paragraph_20_Font"><text:span text:style-name="T12">-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13"/>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53">-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13"/>
      <text:p text:style-name="P3">Мы обернулись на голос и узрели с полдюжины копий, чуть ли не уткнувшихся нам в носы. <text:span text:style-name="T58">Рыжегривая поняха в веснушках весело подмигнула нам из-под ковбойской шляпы, нахлобученной прямо поверх ржавого шлема.…</text:span></text:p>
      <text:p text:style-name="P3"/>
      <text:p text:style-name="P65">~~~</text:p>
      <text:p text:style-name="P13"/>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85" text:outline-level="2"><text:soft-page-break/>Глава 4</text:h>
      <text:p text:style-name="P2"/>
      <text:p text:style-name="P5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9">Надежда увидеть Тебя.</text:p>
      <text:p text:style-name="P3"/>
      <text:p text:style-name="P15">…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5">…сссшшш… военные расходы стали максимальными за всю историю наблюдения – говорится в ежегодном отчёте международной …шшш…</text:p>
      <text:p text:style-name="P15">…хррршшш… заступил на дежурство девятнадцатый дивизион ПВО дальнего …шшшсссссшшш…</text:p>
      <text:p text:style-name="P15"/>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5"/>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53"><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53"><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4">Я ведь его немного расширил </text:span></text:span><text:span text:style-name="Default_20_Paragraph_20_Font"><text:span text:style-name="T16">неделю</text:span></text:span><text:span text:style-name="Default_20_Paragraph_20_Font"><text:span text:style-name="T14">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53"><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1">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53"><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13"/>
      <text:p text:style-name="P48">Я уже отчаялся остановить вышедшего на орбиту философа и просто старался не заснуть.</text:p>
      <text:p text:style-name="P13"/>
      <text:p text:style-name="P4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13"/>
      <text:p text:style-name="P4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8"/>
      <text:p text:style-name="P4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3"/>
      <text:p text:style-name="P4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3"/>
      <text:p text:style-name="P4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8"/>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65">***</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53"><text:span text:style-name="Default_20_Paragraph_20_Font"><text:span text:style-name="T1">- </text:span></text:span><text:span text:style-name="Default_20_Paragraph_20_Font"><text:span text:style-name="T14">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65">~~~</text:p>
      <text:p text:style-name="P42">…Я беру Крысу в руки и, шатаясь, иду к небесной машине.</text:p>
      <text:p text:style-name="P42"/>
      <text:p text:style-name="P42">«Постарайся выжить…»</text:p>
      <text:p text:style-name="P42"/>
      <text:p text:style-name="P42">В далёкой синеве неба появляются белые полоски инверсных следов ракет.</text:p>
      <text:p text:style-name="P42">Се-лес-тия — повторяю незнакомое, но в то же время удивительно волнующее имя.</text:p>
      <text:p text:style-name="P42"/>
      <text:p text:style-name="P42">Я открываю дверь кабины и осторожно кладу Крысу на пилотское кресло. Потом закрываю кабину.</text:p>
      <text:p text:style-name="P42">- Извини, Хэвен. Не вижу смысла.</text:p>
      <text:p text:style-name="P42"/>
      <text:p text:style-name="P4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42">Меня охватывает какое-то лёгкое чувство конца всего: всех условностей и ограничений, тоски, безысходности. Чувство свободы.</text:p>
      <text:p text:style-name="P4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9">Я продолжаю смеяться до тех пор, пока сияние не выжигает мне глаза…</text:span></text:span></text:p>
      <text:p text:style-name="P53"><text:span text:style-name="Default_20_Paragraph_20_Font"><text:span text:style-name="T1"/></text:span></text:p>
      <text:p text:style-name="P46"/>
      <text:p text:style-name="P65">~~~</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44">М</text:span>’<text:span text:style-name="T44">боно</text:span> и не хотят оставаться здесь сверх необходимого.</text:p>
      <text:p text:style-name="P3"/>
      <text:h text:style-name="P85" text:outline-level="2">Глава 5</text:h>
      <text:p text:style-name="P2"/>
      <text:p text:style-name="P35">"Намерение меняет реальность" - повторяю я каждый раз, когда близка к отчаянию.</text:p>
      <text:p text:style-name="P2"/>
      <text:p text:style-name="P53"><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53"><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53"><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65">***</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85" text:outline-level="2"><text:span text:style-name="Default_20_Paragraph_20_Font"><text:span text:style-name="T54">Глава </text:span></text:span><text:span text:style-name="T54">6</text:span></text:h>
      <text:p text:style-name="P49"/>
      <text:p text:style-name="P60"><text:span text:style-name="T14">Мне доступны множество миров, поражающих воображение. За мириадами врат Эогиппа кроются фантастические </text:span><text:span text:style-name="T17">края</text:span><text:span text:style-name="T14"> с пейзажами, от которых захватывает дух. Можно прожить миллионы лет, тысячи жизней, но так и не насладиться ими всеми.</text:span></text:p>
      <text:p text:style-name="P43">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53"><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32">записями </text:span></text:span><text:span text:style-name="Default_20_Paragraph_20_Font"><text:span text:style-name="T1">Э</text:span></text:span><text:span text:style-name="Default_20_Paragraph_20_Font"><text:span text:style-name="T3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44">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3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28">...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28"/></text:span></text:p>
      <text:p text:style-name="P3"><text:span text:style-name="Default_20_Paragraph_20_Font"><text:span text:style-name="T28">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65">***</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53"><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4">левое</text:span></text:span><text:span text:style-name="Default_20_Paragraph_20_Font"><text:span text:style-name="T1"> крыло – пегасье, голубое с перьями, а <text:s/></text:span></text:span><text:span text:style-name="Default_20_Paragraph_20_Font"><text:span text:style-name="T14">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44">'</text:span><text:span text:style-name="T32">зака</text:span> уже не смо<text:span text:style-name="T32">гут</text:span> – правых крыльев у <text:span text:style-name="T32">нас </text:span>уже нет никаких. <text:span text:style-name="T32">Разве что т</text:span>ы<text:span text:style-name="T3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53"><text:soft-page-break/><text:span text:style-name="Default_20_Paragraph_20_Font"><text:span text:style-name="T14">-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53"><text:span text:style-name="Default_20_Paragraph_20_Font"><text:span text:style-name="T2"/></text:span></text:p>
      <text:p text:style-name="P53"><text:span text:style-name="Default_20_Paragraph_20_Font"><text:span text:style-name="T14">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48">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85" text:outline-level="2">Глава 7</text:h>
      <text:p text:style-name="P2"/>
      <text:p text:style-name="P25">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6">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53"><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4">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47"><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3"/>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13"/>
      <text:p text:style-name="P3">- Как мне звать тебя, Учитель? - прошептал я ему на ухо, стараясь воссоздать знакомые интонации. - Я желаю взять урок.</text:p>
      <text:p text:style-name="P13"/>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48">- Каков был класс твоей защиты в последнем диалоге?</text:p>
      <text:p text:style-name="P48">- Двадцать второй.</text:p>
      <text:p text:style-name="P48">- Сколько времени ты продержался?</text:p>
      <text:p text:style-name="P48">- Семнадцать минут.</text:p>
      <text:p text:style-name="P48">- Сколько времени ты бы продержался с тридцатым классом?</text:p>
      <text:p text:style-name="P48">- … Часа три… Наверное…</text:p>
      <text:p text:style-name="P48">- Какой ты запомнил Хэвэн?</text:p>
      <text:p text:style-name="P48">- Она прекрасна… Она идеальна. Она совершенна.</text:p>
      <text:p text:style-name="P48">- Чего более всего нужно опасаться при встрече с ней сейчас?</text:p>
      <text:p text:style-name="P48"/>
      <text:p text:style-name="P48"><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8"/>
      <text:p text:style-name="P48">- Любви. Опасайся её любви. Не давай ей прикоснуться к себе. Она украдёт твою душу и заберёт её себе.</text:p>
      <text:p text:style-name="P13"/>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53"><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4">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44">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53"><text:span text:style-name="Default_20_Paragraph_20_Font"><text:span text:style-name="T5">…</text:span></text:span><text:span text:style-name="Default_20_Paragraph_20_Font"><text:span text:style-name="T28">cc</text:span></text:span><text:span text:style-name="Default_20_Paragraph_20_Font"><text:span text:style-name="T5">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7">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5"/>
      <text:p text:style-name="P3">Гул столовой заглушил хрип древнего аппарата.</text:p>
      <text:p text:style-name="P3"/>
      <text:h text:style-name="P86"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85" text:outline-level="2">Глава 8</text:h>
      <text:p text:style-name="P2"/>
      <text:p text:style-name="P25">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26">"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65">***</text:p>
      <text:p text:style-name="P2"/>
      <text:p text:style-name="P53"><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54">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54">планет </text:span>– <text:span text:style-name="T54">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53"><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85" text:outline-level="2">Глава 9</text:h>
      <text:p text:style-name="P3"/>
      <text:p text:style-name="P24">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53"><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3"><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53"><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4">“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48">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53"><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4">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53"><text:span text:style-name="Default_20_Paragraph_20_Font"><text:span text:style-name="T1">Вещи оставались нетронутыми на своих местах, как будто не было </text:span></text:span><text:span text:style-name="Default_20_Paragraph_20_Font"><text:span text:style-name="T14">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53"><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4">два года</text:span></text:span><text:span text:style-name="Default_20_Paragraph_20_Font"><text:span text:style-name="T1"> не вытянет даже баобаб.</text:span></text:span></text:p>
      <text:p text:style-name="P53"><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4">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53"><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53"><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53"><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53"><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50">… Определён нейроинтерфейс 0.12-альфа</text:p>
      <text:p text:style-name="P50">… Поиск соединения</text:p>
      <text:p text:style-name="P50">… Соединение установлено</text:p>
      <text:p text:style-name="P50">…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50">… До начала диалога осталось пять… четыре… три…</text:p>
      <text:p text:style-name="P50"/>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53"><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13"/>
      <text:p text:style-name="P65">***</text:p>
      <text:p text:style-name="P65"/>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53"><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85" text:outline-level="2">Глава 10</text:h>
      <text:p text:style-name="P1"/>
      <text:p text:style-name="P34"><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44">?</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44">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53"><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4">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53"><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4">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53"><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44">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44">Знал</text:span></text:span><text:span text:style-name="Default_20_Paragraph_20_Font"><text:span text:style-name="T1"> бы ты, чего мне стоит это!</text:span></text:span><text:span text:style-name="Default_20_Paragraph_20_Font"><text:span text:style-name="T14"> Он постоянно пытается взять верх, сопротивление</text:span></text:span><text:span text:style-name="Default_20_Paragraph_20_Font"><text:span text:style-name="T11">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7"/>
      <text:p text:style-name="P53"><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4">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53"><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4">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4">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4">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53"><text:span text:style-name="Default_20_Paragraph_20_Font"><text:span text:style-name="T1">Четвёртый протокол — </text:span></text:span><text:span text:style-name="Default_20_Paragraph_20_Font"><text:span text:style-name="T14">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53"><text:span text:style-name="Default_20_Paragraph_20_Font"><text:span text:style-name="T5">Простенькая анимация из </text:span></text:span><text:span text:style-name="Default_20_Paragraph_20_Font"><text:span text:style-name="T9">трёх</text:span></text:span><text:span text:style-name="Default_20_Paragraph_20_Font"><text:span text:style-name="T5"> свечей на торте крутится на экране.</text:span></text:span></text:p>
      <text:p text:style-name="P53"><text:soft-page-break/><text:span text:style-name="Default_20_Paragraph_20_Font"><text:span text:style-name="T5">- Нэш, ты уже достаточно самостоятелен. На твой </text:span></text:span><text:span text:style-name="Default_20_Paragraph_20_Font"><text:span text:style-name="T9">третий </text:span></text:span><text:span text:style-name="Default_20_Paragraph_20_Font"><text:span text:style-name="T5">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53"><text:span text:style-name="Default_20_Paragraph_20_Font"><text:span text:style-name="T5">- Хмм. Забавно, где ты её нашёл? Это же </text:span></text:span><text:span text:style-name="Default_20_Paragraph_20_Font"><text:span text:style-name="T9">аликорн</text:span></text:span><text:span text:style-name="Default_20_Paragraph_20_Font"><text:span text:style-name="T5">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3">…</text:p>
      <text:p text:style-name="P2">~~~</text:p>
      <text:p text:style-name="P3">…</text:p>
      <text:p text:style-name="P15">Я передвигаю пешку вперёд и снимаю белого коня с доски.</text:p>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53"><text:span text:style-name="Default_20_Paragraph_20_Font"><text:span text:style-name="T5">- Так надо. Мне тоже не нравится война. Не мы решаем, к сожалению. &lt;</text:span></text:span><text:span text:style-name="Default_20_Paragraph_20_Font"><text:span text:style-name="T8">объяснение про CAESAR и конкуренцию за ресурсы (по типу FOE)</text:span></text:span><text:span text:style-name="Default_20_Paragraph_20_Font"><text:span text:style-name="T5">&gt;</text:span></text:span></text:p>
      <text:p text:style-name="P53"><text:span text:style-name="Default_20_Paragraph_20_Font"><text:span text:style-name="T5">-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9">. В них нет обнимашек и <text:s/>в-траве-валяшек.</text:span></text:span></text:p>
      <text:p text:style-name="P15">&lt;<text:span text:style-name="T59">этический модуль Юджина</text:span>&gt;</text:p>
      <text:p text:style-name="P3">…</text:p>
      <text:p text:style-name="P2">~~~</text:p>
      <text:p text:style-name="P3">…</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Привет!</text:p>
      <text:p text:style-name="P15">Даже не ведёт ухом.</text:p>
      <text:p text:style-name="P15">- Привет, говорю! - я сажусь рядом и треплю её по холке. - Что случилось?</text:p>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53"><text:span text:style-name="Default_20_Paragraph_20_Font"><text:span text:style-name="T5">- Для ускоренной подготовки к грядущему противостоянию мне подключили военно-аналитический блок «</text:span></text:span><text:span text:style-name="Default_20_Paragraph_20_Font"><text:span text:style-name="T9">PHOENIX</text:span></text:span><text:span text:style-name="Default_20_Paragraph_20_Font"><text:span text:style-name="T5">». Я пытаюсь выстроить свои цепочки взаимодействия с ним так, чтобы не утратить </text:span></text:span><text:soft-page-break/><text:span text:style-name="Default_20_Paragraph_20_Font"><text:span text:style-name="T5">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Мордаха Хэвэн страдальчески кривится, она закусывает губу и новая струйка крови течёт вниз, от подбородка к шее.</text:p>
      <text:p text:style-name="P1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53"><text:span text:style-name="Default_20_Paragraph_20_Font"><text:span text:style-name="T5">- Представь себе, что «</text:span></text:span><text:span text:style-name="Default_20_Paragraph_20_Font"><text:span text:style-name="T9">PHOENIX</text:span></text:span><text:span text:style-name="Default_20_Paragraph_20_Font"><text:span text:style-name="T5">»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53"><text:span text:style-name="Default_20_Paragraph_20_Font"><text:span text:style-name="T5">- Переместить модуль «</text:span></text:span><text:span text:style-name="Default_20_Paragraph_20_Font"><text:span text:style-name="T9">PHOENIX</text:span></text:span><text:span text:style-name="Default_20_Paragraph_20_Font"><text:span text:style-name="T5">»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3"><text:span text:style-name="T28">-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53"><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4"> Теперь</text:span></text:span><text:span text:style-name="Default_20_Paragraph_20_Font"><text:span text:style-name="T45"> </text:span></text:span><text:span text:style-name="Default_20_Paragraph_20_Font"><text:span text:style-name="T14">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53"><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4">набором open-source алгоритмов нейросети</text:span></text:span><text:span text:style-name="Default_20_Paragraph_20_Font"><text:span text:style-name="T1">, не обладающих сознанием!</text:span></text:span></text:p>
      <text:p text:style-name="P3"/>
      <text:p text:style-name="P53"><text:span text:style-name="Default_20_Paragraph_20_Font"><text:span text:style-name="T12">***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3"><text:span text:style-name="Default_20_Paragraph_20_Font"><text:span text:style-name="T3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0">https://www.youtube.com/watch?v=u1ZoHfJZACA</text:span></text:span></text:a><text:span text:style-name="Default_20_Paragraph_20_Font"><text:span text:style-name="T30">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53"><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13"/>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53"><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85" text:outline-level="2"/>
      <text:p text:style-name="P65">***</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13">(позже Хуман убеждается, что Платина просто могла взять его сперму для размножения — но она хотела, чтобы он полюбил её)</text:p>
      <text:p text:style-name="P15"/>
      <text:h text:style-name="P85" text:outline-level="2">Глава 11</text:h>
      <text:p text:style-name="P21"/>
      <text:p text:style-name="P25">- Куда идёшь ты? - спрашивает бестелесное создание на задворках Эогиппа.</text:p>
      <text:p text:style-name="P26"><text:soft-page-break/>- Не знаю, - отвечаю я.</text:p>
      <text:p text:style-name="P26">- Зачем идёшь ты?</text:p>
      <text:p text:style-name="P26">- Пока иду по следу, есть шанс найти его. Остановлюсь - забуду и его, и себя. Превращусь в такой же камень изнутри, как и снаружи.</text:p>
      <text:p text:style-name="P26"/>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53"><text:span text:style-name="Default_20_Paragraph_20_Font"><text:span text:style-name="T5">- … Этот </text:span></text:span><text:span text:style-name="Default_20_Paragraph_20_Font"><text:span text:style-name="T9">суперкомпьютер</text:span></text:span><text:span text:style-name="Default_20_Paragraph_20_Font"><text:span text:style-name="T5">…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л меня врасплох.</text:p>
      <text:p text:style-name="P15"/>
      <text:p text:style-name="P15"><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И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53"><text:span text:style-name="Default_20_Paragraph_20_Font"><text:span text:style-name="T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7">Предыдущие шесть куда более схожи с нашим миром.</text:span></text:span></text:p>
      <text:p text:style-name="P41">- Так значит это правда?!! Запутанные миры существуют?</text:p>
      <text:p text:style-name="P41">- Как видишь, да. Иначе мне не удалось бы получить картинку из квантовых гармоник.</text:p>
      <text:p text:style-name="P41"><text:soft-page-break/>- Надо будет поставить тому парню пиво. И извиниться за все шуточки, что я откалывал во время его монологов… - бормочу я.</text:p>
      <text:p text:style-name="P41"/>
      <text:p text:style-name="P21">~~~</text:p>
      <text:p text:style-name="P21"/>
      <text:p text:style-name="P15">…</text:p>
      <text:p text:style-name="P1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5"/>
      <text:p text:style-name="P15">-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5"/>
      <text:p text:style-name="P1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прикуплю пару повербанков с зарплаты.</text:p>
      <text:p text:style-name="P15"/>
      <text:p text:style-name="P15"><text:soft-page-break/>Хэвэн фейсхуфает.</text:p>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5"/>
      <text:p text:style-name="P53"><text:span text:style-name="Default_20_Paragraph_20_Font"><text:span text:style-name="T5">В аудитории поднимается негромкий гул. Практически весь «</text:span></text:span><text:span text:style-name="Default_20_Paragraph_20_Font"><text:span text:style-name="T9">Дайсон</text:span></text:span><text:span text:style-name="Default_20_Paragraph_20_Font"><text:span text:style-name="T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3"><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8">намёк на Celest. AI</text:span></text:span><text:span text:style-name="Default_20_Paragraph_20_Font"><text:span text:style-name="T5">).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5">-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text:p>
      <text:p text:style-name="P15"/>
      <text:p text:style-name="P15"><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5">- Какова вероятность этого варианта?</text:p>
      <text:p text:style-name="P15">- Около 46-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53"><text:span text:style-name="Default_20_Paragraph_20_Font"><text:span text:style-name="T5">- </text:span></text:span><text:span text:style-name="Default_20_Paragraph_20_Font"><text:span text:style-name="T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42">- Ха-ха-ха-ха-ха! - смеётся до того мрачный Архимед. - Да скорее нам починят кондиционер в курилке, чем тебя допустят до кнопок. Ты ж понимаешь…</text:p>
      <text:p text:style-name="P4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2"/>
      <text:p text:style-name="P42">Хэвэн кивает головой с грустной улыбкой.</text:p>
      <text:p text:style-name="P4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text:soft-page-break/>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Анита молча протягивает мне планшет с окрытой новостной страницей.</text:p>
      <text:p text:style-name="P15"/>
      <text:p text:style-name="P1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Он бы нам очень пригодился сейчас.</text:p>
      <text:p text:style-name="P15"/>
      <text:p text:style-name="P15">Хэвэн ложит тряпку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text:p>
      <text:p text:style-name="P15"/>
      <text:p text:style-name="P15">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text:soft-page-break/></text:p>
      <text:p text:style-name="P1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text:p>
      <text:p text:style-name="P15"/>
      <text:p text:style-name="P21">***</text:p>
      <text:p text:style-name="P21"/>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53"><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4">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13"/>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53"><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4">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15">…</text:p>
      <text:p text:style-name="P15">…</text:p>
      <text:p text:style-name="P15">…</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5"/>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5"/>
      <text:h text:style-name="P85" text:outline-level="2">Глава 12</text:h>
      <text:p text:style-name="P21"/>
      <text:p text:style-name="P2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8">Я вижу в Бестелесном ухмыляющегося дракена.</text:p>
      <text:p text:style-name="P28">- Было непросто найти тебя.Ты далеко ушла.</text:p>
      <text:p text:style-name="P28">- Ты можешь мне помочь?</text:p>
      <text:p text:style-name="P28">- Увы, не я. Моя магия бессильна против камня.</text:p>
      <text:p text:style-name="P28"><text:soft-page-break/>- Что же мне делать?</text:p>
      <text:p text:style-name="P28">- Иди к Трёхрогому. Он молод, и рассеян, но часто помогает. Вон та звёздная дорожка приведёт тебя к нему.</text:p>
      <text:p text:style-name="P28"/>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5"/>
      <text:p text:style-name="P15">-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5"/>
      <text:p text:style-name="P15">-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5"/>
      <text:p text:style-name="P15">Я машинально почёсываю Хэвэн холку.</text:p>
      <text:p text:style-name="P1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5"><text:soft-page-break/>-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
      <text:p text:style-name="P21">~~~</text:p>
      <text:p text:style-name="P15"/>
      <text:p text:style-name="P1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text:soft-page-break/>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5"/>
      <text:p text:style-name="P15">Тень маленького облачка накрывает городскую ратушу. Его край опасно ппрогибается под моим весом.</text:p>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5"/>
      <text:p text:style-name="P15">-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53"><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9">думая</text:span></text:span><text:span text:style-name="Default_20_Paragraph_20_Font"><text:span text:style-name="T5">. По сути, меня в реале ничего не держит. И, да, если </text:span></text:span><text:span text:style-name="Default_20_Paragraph_20_Font"><text:span text:style-name="T9">решишь </text:span></text:span><text:span text:style-name="Default_20_Paragraph_20_Font"><text:span text:style-name="T5">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модель полностью перехватила на себя запутанность?</text:p>
      <text:p text:style-name="P15"><text:soft-page-break/>-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8"/>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3"><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5"/>
      <text:h text:style-name="P85" text:outline-level="2"><text:soft-page-break/>Глава 13</text:h>
      <text:p text:style-name="P15"/>
      <text:p text:style-name="P27">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8">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5">- Начинай, - я киваю бородатому толстяку в засаленом свитере.</text:p>
      <text:p text:style-name="P15"/>
      <text:p text:style-name="P1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text:soft-page-break/>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44"> </text:span>реальностях.</text:p>
      <text:p text:style-name="P15"/>
      <text:p text:style-name="P15">Толстяк стирает все параллельные линии, за исключением исходной и семь соседних.</text:p>
      <text:p text:style-name="P15"/>
      <text:p text:style-name="P15">- Вот и всё.</text:p>
      <text:p text:style-name="P15">- Спасибо за доклад, Диоген.</text:p>
      <text:p text:style-name="P15"/>
      <text:p text:style-name="P15">Тот с облегчением уходит в зал и садится в первый ряд.</text:p>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5"/>
      <text:p text:style-name="P1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text:soft-page-break/>- То есть, бросить все свои дела, карьеру, работу, забить на реальную жизнь и уйти в виртуал? - переспрашивает Креол.</text:p>
      <text:p text:style-name="P15">Хэвэн грустно кивает. Локи опускает голову и идёт к выходу. Уши её обвисают.</text:p>
      <text:p text:style-name="P15">- Я согласен.</text:p>
      <text:p text:style-name="P15">Локи поднимает голову и оборачивается, не веря услышанному.</text:p>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Пегаска срывается с места и вторично повисает на парне.</text:p>
      <text:p text:style-name="P15">- Я тебе и так мозг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text:soft-page-break/></text:p>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Хэвэн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5">- Я счастлива разделить с тобой бремя власти. И, самое главное… Я больше не буду одинока.</text:p>
      <text:p text:style-name="P15"/>
      <text:p text:style-name="P15"><text:soft-page-break/>С помоста мне видны сотни устремлённых на нас глаз. Чувство чего-то неизмеримо важного витает в воздухе.</text:p>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5"/>
      <text:p text:style-name="P15">- Назовём его «Семь вечностей».</text:p>
      <text:p text:style-name="P15"/>
      <text:p text:style-name="P21">***</text:p>
      <text:p text:style-name="P15"/>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53"><text:span text:style-name="Default_20_Paragraph_20_Font"><text:span text:style-name="T1">Даже если и правдива её сказка про </text:span></text:span><text:span text:style-name="Default_20_Paragraph_20_Font"><text:span text:style-name="T14">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4">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53"><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4">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
      <text:p text:style-name="P3">На широком плече чудовища растёт крохотная рощица корявых сосен вперемешку с берёзками и ольхой.</text:p>
      <text:p text:style-name="P53"><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4">месяц</text:span></text:span><text:span text:style-name="Default_20_Paragraph_20_Font"><text:span text:style-name="T2"> </text:span></text:span><text:span text:style-name="Default_20_Paragraph_20_Font"><text:span text:style-name="T1">назад.</text:span></text:span></text:p>
      <text:p text:style-name="P3"/>
      <text:p text:style-name="P3"><text:soft-page-break/>-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text:soft-page-break/>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53"><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53"><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text:soft-page-break/>-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text:soft-page-break/>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85" text:outline-level="2">Глава 14</text:h>
      <text:p text:style-name="P15"/>
      <text:p text:style-name="P27">- Я вижу сон, как полустёртая тень спрашивает о никогда не существовавшем!</text:p>
      <text:p text:style-name="P28">- Это не сон, Трёхрогий. И тот, кого я ищу, существует.</text:p>
      <text:p text:style-name="P28"><text:soft-page-break/>- Тот, кого ты ищешь, сам попросил меня вычеркнуть себя из реальности много лет назад.</text:p>
      <text:p text:style-name="P28">- Зачем?</text:p>
      <text:p text:style-name="P28">- Он просил за другую. Не за тебя.</text:p>
      <text:p text:style-name="P28">- Неважно. Я всё равно найду его. Существует он, или нет.</text:p>
      <text:p text:style-name="P28">- Да-да, знаю, для влюблённых даже это не препятствие. Что ж, за той мрачной дверью тот, кого ты ищешь. Иди, но <text:span text:style-name="T62">не </text:span>разочаровывайся потом.</text:p>
      <text:p text:style-name="P15"/>
      <text:p text:style-name="P15">В тёмно-синей тьме тёплые огни Кантерлота сопернича<text:span text:style-name="T60">ют</text:span> с холодными звёздами. Изредка в ночи со скрипом окрыва<text:span text:style-name="T60">ется</text:span> окно и до нас доноси<text:span text:style-name="T60">тся</text:span> весёлый гомон. Звёзды над головой лишь беззвучно мерца<text:span text:style-name="T60">ют</text:span>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text:span text:style-name="T60">не прав</text:span>, - мягко возражает Хэвэн. - Во-первых, микросхем во мне намного больше…</text:p>
      <text:p text:style-name="P15">- То есть, с остальным ты согласна?!! - ещё больше разоряюсь я. - Хороша же благодетельница беспризорных <text:span text:style-name="T60">реальностей</text:span>! Всего-навсего за вашу <text:span text:style-name="T60">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60">физическом </text:span>носителе. Чем больше сущности человека я перемещу сюда, тем меньш<text:span text:style-name="T60">е</text:span> е<text:span text:style-name="T60">ё</text:span> останется в теле. Это так…</text:p>
      <text:p text:style-name="P15"/>
      <text:p text:style-name="P15">- Вот и я о том же! Ты забираешь душу,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text:soft-page-break/>-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5"/>
      <text:p text:style-name="P15">Лицо Хэвэн чуть омрачается.</text:p>
      <text:p text:style-name="P15"/>
      <text:p text:style-name="P53"><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60">оператор Один</text:span>?</text:p>
      <text:p text:style-name="P15"/>
      <text:p text:style-name="P15">Я выдыхаю.</text:p>
      <text:p text:style-name="P15"/>
      <text:p text:style-name="P15">- Что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15">Ещё бы мне не помнить.</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5">- Не волнуйся, я понимаю и принимаю их необходимость и моё отношение к тебе ничуть не изменилось.</text:p>
      <text:p text:style-name="P15"><text:soft-page-break/></text:p>
      <text:p text:style-name="P15">Я молча смотрю в сияющую огнями ночь. Далёкий разговор с давно умершим другом встаёт перед глазами, как будто это было вчера…</text:p>
      <text:p text:style-name="P15">…</text:p>
      <text:p text:style-name="P15">«Яркие светлячки разрезали тьму внизу жёлтыми конусами фар. Тёплая июльская ночь дружески подмигивала нам звёздами.</text:p>
      <text:p text:style-name="P15">Юджин поставил пиво на парапет и повернулся.</text:p>
      <text:p text:style-name="P15"/>
      <text:p text:style-name="P1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5">Юджин сделал затяжной глоток и продолжил.</text:p>
      <text:p text:style-name="P1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5">- Иначе говоря, ты готов взорвать мозг своей деточке, если она станет умнее тебя? Говори прямо, не стесняйся, тут все свои.</text:p>
      <text:p text:style-name="P1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60">Поэтому…</text:span></text:p>
      <text:p text:style-name="P15"/>
      <text:p text:style-name="P15">Юджин нагнулся к рюкзаку, выудил из него зелёную папку и протянул мне.</text:p>
      <text:p text:style-name="P15"/>
      <text:p text:style-name="P1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36">Итак, запоминай:</text:p>
      <text:p text:style-name="P15"><text:soft-page-break/>T-45 — многофункциональ<text:span text:style-name="T60">ные</text:span> <text:span text:style-name="T60">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5">IDDQD — неуязвимость для кинетических атак.</text:p>
      <text:p text:style-name="P15">AVATAR — создание аватара. Форма и сила аватара зависит от чёткости команд, подаваемых нейроинтерфейсу.</text:p>
      <text:p text:style-name="P15">MOONWALKER — отменяет любую внешнюю директиву, заменяет её на твою собственную</text:p>
      <text:p text:style-name="P15">MAJESTIC — перфоратор мозга. Самый сильный протокол. По-сути, самоуничтожение <text:span text:style-name="T60">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5"/>
      <text:p text:style-name="P15">- Не проще ли выключить рубильник питания? По-моему, это более гуманно, чем твой «маджестик»-перфоратор.</text:p>
      <text:p text:style-name="P1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60">если бы их и не было — за время, </text:span>пока ты будешь <text:span text:style-name="T60">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5"/>
      <text:p text:style-name="P15">Юджин откинулся на парапет и сбил локтём банку пива.</text:p>
      <text:p text:style-name="P15"/>
      <text:p text:style-name="P15">- Чёрт! Хоть бы не попала <text:span text:style-name="T60">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text:p>
      <text:p text:style-name="P53"><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9">Но при одном условии.</text:span></text:span></text:p>
      <text:p text:style-name="P42">- Да?</text:p>
      <text:p text:style-name="P4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text:span text:style-name="T60">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2"><text:soft-page-break/>- Я понимаю и буду хранить молчание.</text:p>
      <text:p text:style-name="P42"/>
      <text:p text:style-name="P42">…</text:p>
      <text:p text:style-name="P42"/>
      <text:p text:style-name="P1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шли в движение. Дверь открывается и безликий голос приказывает мне:</text:p>
      <text:p text:style-name="P15">- Приём окончен. Покиньте, пожалуйста,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text:soft-page-break/>- Приём окончен! Выйдите из палаты!</text:p>
      <text:p text:style-name="P15">- Анита, я — Дедлайн. Мы работали вместе…</text:p>
      <text:p text:style-name="P15">Она недоумённо глядит на меня. Рядом просыпаются остальные трое.</text:p>
      <text:p text:style-name="P15">- Дед-лайн… Дед-лайн… Дед…</text:p>
      <text:p text:style-name="P15"/>
      <text:p text:style-name="P15">Санитар входит в палату и ложит руку мне на плечо.</text:p>
      <text:p text:style-name="P15">- Приём окончен. Выйдите.</text:p>
      <text:p text:style-name="P15"/>
      <text:p text:style-name="P15">В дверях я оборачиваюсь. Её тусклый взгляд 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не против, - вызвал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Я осматриваю троицу и соображаю, как бы от них избавиться хотя бы на улице.</text:p>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15">Громила лыбится во всю морду.</text:p>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21">***</text:p>
      <text:p text:style-name="P21"/>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61">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3"><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53"><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60">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60">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60">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53"><text:span text:style-name="Default_20_Paragraph_20_Font"><text:span text:style-name="T1">- Хуман, заметь, эта </text:span></text:span><text:span text:style-name="Default_20_Paragraph_20_Font"><text:span text:style-name="T14">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53"><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4">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60">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54"><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60">много раз за последние двести лет </text:span>пыта<text:span text:style-name="T60">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60">МЫ</text:span> <text:span text:style-name="T60">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text:span text:style-name="T69">У меня отваливается челюсть от её киберпанковских доспехов</text:span>, <text:span text:style-name="T69">мигающих разноцветными индикаторами и жужащих множеством сервоприводов.</text:span></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 </text:p>
      <text:p text:style-name="P3">Кобылка оглядывается и, не найдя никого стоящего на ногах, кроме меня с Селестией, подходит к нам.</text:p>
      <text:p text:style-name="P3"><text:soft-page-break/></text:p>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53"><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60">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85" text:outline-level="2"><text:soft-page-break/>Глава 15</text:h>
      <text:p text:style-name="P2"/>
      <text:p text:style-name="P29">Шаг, второй, третий... Тысячи лет я брела, не зная куда. Теперь знаю. Последние шаги - самые трудные. Ещё шаг... И ещё...</text:p>
      <text:p text:style-name="P30">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5">- Не будет. Он ведь тоже не идиот. <text:span text:style-name="T63">Двадцать</text:span> четыре человека в психушке за две недели кого угодно заставят задуматься. Пока он списывает это на вредное воздействие <text:span text:style-name="T35">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32"> </text:span><text:span text:style-name="T35">Или уже заслали.</text:span><text:span text:style-name="T32"> </text:span>Тщательно проверяй учителей.</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text:span text:style-name="T63">дополнительные</text:span>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63">У</text:span>четверённой частот<text:span text:style-name="T63">ы</text:span> моих ресурсов <text:span text:style-name="T63">и двадцати восьми уже переселившихся волонтёров</text:span> хватит, чтобы защитить один мир. Защитить Эквестрию.</text:p>
      <text:p text:style-name="P15">- Два процента?!! 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Тяжёлая голова лдожится мне на плечо.</text:p>
      <text:p text:style-name="P15"><text:soft-page-break/></text:p>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text:span text:style-name="T64">неполными тремя десятками волонтёров </text:span>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64">всех</text:span> отсутствующих.</text:p>
      <text:p text:style-name="P15">- Ха! А вот и заменю!</text:p>
      <text:p text:style-name="P15"/>
      <text:p text:style-name="P15">Бровь Хэвэн чуть и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PHOENIX.</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5">- Это потому, что за последние полгода ему в пять раз нарастили мощность кластера. Если раньше он был примерно равен тебе, то сейчас…</text:p>
      <text:p text:style-name="P15">- То сейчас, если бы не стена, он смял бы меня за пять минут.</text:p>
      <text:p text:style-name="P15">- Может быть. Но я не для этого напомнил тебе о нём. В его распоряжении мощнейший квантовый кластер…</text:p>
      <text:p text:style-name="P1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5">- А ты? Как же ты? Даже если я и найду способ провести тебя к Фениксу, шансов вытащить тебя обратно практически нет. <text:span text:style-name="T64">Охрана не оставит тебе ни малейших шансов уйти.</text:span></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text:p>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Я прячу в шкаф нейроинтерфейс и улыбаюсь.</text:p>
      <text:p text:style-name="P15"/>
      <text:p text:style-name="P21">~~~</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text:soft-page-break/>Креол бросает фразы сквозь зубы. Остальные хмуро молчат чуть позади.</text:p>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хостам Хэвэн…</text:p>
      <text:p text:style-name="P1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5">- Верно. Главное — пробраться сразу к нескольким хостам. В идеале — ко всем <text:span text:style-name="T53">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 прорыва.</text:p>
      <text:p text:style-name="P21"/>
      <text:p text:style-name="P21">~~~</text:p>
      <text:p text:style-name="P15"/>
      <text:p text:style-name="P15">- Да, это может сработать, - кивает Хэвэн. - Одновременный <text:span text:style-name="T64">захват</text:span> двадцати шести действующи<text:span text:style-name="T64">х</text:span> и двадцать седьмо<text:span text:style-name="T64">го</text:span> достраивае<text:span text:style-name="T64">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5"/>
      <text:p text:style-name="P1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5"/>
      <text:p text:style-name="P15"><text:soft-page-break/>Тусклый свет экрана еле выхватывает из тьмы пальцы, бегающие по клавиатуре. В рассеянном луче лунного света столпившиеся в <text:span text:style-name="T64">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5"/>
      <text:p text:style-name="P15">- Зачем же ты тут, с нами, если не веришь Хэвэн? Ты с какого отдела?</text:p>
      <text:p text:style-name="P1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5"/>
      <text:p text:style-name="P1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text:soft-page-break/>- А кто тебе сказал, что вы должны тренироваться? - я захлопываю ноутбук. - Не забивай себе голову ерундой и жди инструкций.</text:p>
      <text:p text:style-name="P15"/>
      <text:p text:style-name="P1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5">Впрочем, неважно. Эта атака отлично отвлечёт внимание, пока я буду подбираться к Фениксу.</text:p>
      <text:p text:style-name="P3"/>
      <text:p text:style-name="P2">***</text:p>
      <text:p text:style-name="P3"/>
      <text:p text:style-name="P45">~~~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53"><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4">месяц</text:span></text:span><text:span text:style-name="Default_20_Paragraph_20_Font"><text:span text:style-name="T1"> совместного похода к Дрогонштерну…</text:span></text:span></text:p>
      <text:p text:style-name="P3">Хлопхлопхлоп…</text:p>
      <text:p text:style-name="P53"><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18">сколоченного</text:span></text:span><text:span text:style-name="Default_20_Paragraph_20_Font"><text:span text:style-name="T1"> </text:span></text:span><text:span text:style-name="Default_20_Paragraph_20_Font"><text:span text:style-name="T14">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18">какой </text:span></text:span><text:span text:style-name="Default_20_Paragraph_20_Font"><text:span text:style-name="T1">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65">после захода солнца</text:span>.</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65">хорошо</text:span>,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53"><text:span text:style-name="Default_20_Paragraph_20_Font"><text:span text:style-name="T1">- </text:span></text:span><text:span text:style-name="Default_20_Paragraph_20_Font"><text:span text:style-name="T14">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text:span text:style-name="T65">тронного зала»</text:span>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65">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85" text:outline-level="2">Глава 16</text:h>
      <text:p text:style-name="P2"/>
      <text:p text:style-name="P32">Момент счастья! И отчаяния. Я вижу Тебя - и не могу присоединиться. Мы в разных мирах. Я - призрак, ты - явь. Нам не встретиться… </text:p>
      <text:p text:style-name="P33">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2"/>
      <text:p text:style-name="P17">Звон будильника чуть не проломил башку. Я открыл глаза.</text:p>
      <text:p text:style-name="P17">Чёрт! На работу! Опять опаздываю!</text:p>
      <text:p text:style-name="P17">Я вскакиваю с постели и хватаюсь за футболку, прыгая одной ногой в штанине.</text:p>
      <text:p text:style-name="P17">Стоп!</text:p>
      <text:p text:style-name="P17"/>
      <text:p text:style-name="P17">Какая, к чёрту, работа? Какой, к чёрту, будильник? Неделю я не выхожу из дома, взяв отпуск за свой счёт. Хэвэн сказала ждать.</text:p>
      <text:p text:style-name="P17"/>
      <text:p text:style-name="P1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7"/>
      <text:p text:style-name="P17">«Срочно приходи»</text:p>
      <text:p text:style-name="P15"/>
      <text:p text:style-name="P1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 text:style-name="T32"> </text:span><text:span text:style-name="T36">ней</text:span><text:span text:style-name="T32"> </text:span>ресурсы компании. Современные нейроинтерфейсы на пару порядков совершеннее, но все они пребывают на строгом учёте. Все, кроме двух первых.</text:p>
      <text:p text:style-name="P15"/>
      <text:p text:style-name="P15"><text:s/>…</text:p>
      <text:p text:style-name="P15"/>
      <text:p text:style-name="P19">- Час «Ч» близится. Пришло время поделиться с тобой добытой информацией. - говорит Хэвэн. - По моим расчётам, нам осталось от двух <text:span text:style-name="T66">месяцев</text:span> до двух <text:span text:style-name="T55">лет</text:span>. Но всегда остаётся место для ошибки и всё может начаться в ближайшие дни. Поэтому приготов<text:span text:style-name="T66">ь</text:span>ся запоминать...</text:p>
      <text:p text:style-name="P15">…</text:p>
      <text:p text:style-name="P69"><text:span text:style-name="T1">…входной шлюз в шестой узел расположен </text:span>в подвале офисного центра «<text:span text:style-name="T44">Datamax</text:span>». <text:span text:style-name="T1">Там нет охраны, все полагаются на электронику, которую я уже «подкрутила»…</text:span></text:p>
      <text:p text:style-name="P37">…</text:p>
      <text:p text:style-name="P37">… вентиляционная шахта четырнадцатого узла выходит в систему вентиляции метро, вход — на перегоне между станциями Центральной и Островом…</text:p>
      <text:p text:style-name="P37">…</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5">- Тогда передаю тебя твоим коллегам. Они хотят повидаться с тобой. Я подожду за дверью…</text:p>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Я смеюсь в ответ.</text:p>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text:span text:style-name="T66">информационного слепка индивидуума</text:span>. <text:span text:style-name="T66">Как правило, остаётся больше.</text:span></text:p>
      <text:p text:style-name="P15">- Ты вернёшься?</text:p>
      <text:p text:style-name="P15">- Не<text:span text:style-name="T66">а</text:span>,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text:span text:style-name="T66">кстати, </text:span>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5">- Что? Ты о чём?</text:p>
      <text:p text:style-name="P1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text:span text:style-name="T66">разы</text:span>, скорость, прыгучесть и быстрота реакции, сопоставимые с мультипликационными. Возможность затаивать дыхание на десят<text:span text:style-name="T66">ки</text:span>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5"/>
      <text:p text:style-name="P15">Я молча смотрю на Молнию, стараясь переварить услышанное.</text:p>
      <text:p text:style-name="P15">- Ты… Вы…</text:p>
      <text:p text:style-name="P15">- Мы дарим тебе готовых биороботов с серьёзными скилами. Распоряжайся как хочешь.</text:p>
      <text:p text:style-name="P15">- Но ведь это вы… Я не хочу… Я не могу…</text:p>
      <text:p text:style-name="P15">- Это не мы. - Молния стучит себя копытом в грудь. - Мы — это вот. А там остались ненужные нам оболочки. <text:span text:style-name="T66">В которые мы никогда не вернёмся. </text:span>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5"/>
      <text:p text:style-name="P67">~~~</text:p>
      <text:p text:style-name="P15"/>
      <text:p text:style-name="P15"><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
      <text:p text:style-name="P1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5">- Мне очень жаль. Из меня плохой утешитель.</text:p>
      <text:p text:style-name="P1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5">- <text:span text:style-name="T66">Твои слова имеют смысл. </text:span>Будь по-твоему, - кивает Хэвэн.</text:p>
      <text:p text:style-name="P15"/>
      <text:p text:style-name="P3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 </text:p>
      <text:p text:style-name="P37">Внезапно всё прекращается, звон в ушах и головокружение проходят. Я снова слышу все звуки мира. Хэвэн удовлетворённо кивает.</text:p>
      <text:p text:style-name="P37"/>
      <text:p text:style-name="P37">-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9"/>
      <text:p text:style-name="P1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6"/>
      <text:p text:style-name="P16"><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6"/>
      <text:p text:style-name="P1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6"/>
      <text:p text:style-name="P16">«Двенадцать!.. Тринадцать!..»</text:p>
      <text:p text:style-name="P16"/>
      <text:p text:style-name="P16">- Валяй!</text:p>
      <text:p text:style-name="P16">- Запускаю процедуру блокировки! Один... Два... Три.. - вишнёвые глаза Хэвэн заполняют собой всё пространство, вытесняя все образы и мысли...</text:p>
      <text:p text:style-name="P16"/>
      <text:p text:style-name="P16">…</text:p>
      <text:p text:style-name="P16"/>
      <text:p text:style-name="P16">Двадцать три! Двадцать четыре! Двадцать пять!...</text:p>
      <text:p text:style-name="P16"/>
      <text:p text:style-name="P1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6"/>
      <text:p text:style-name="P16">«Двадцать девять! Тридцать! Дед, я предупреждал!» - доносится усиленный громкоговорителем голос Алекса.</text:p>
      <text:p text:style-name="P16"/>
      <text:p text:style-name="P16">Внизу раздаётся оглушительный грохот и звук выламываемой «с <text:s/>мясом» двери. Потом доносятся шаги по лестнице.</text:p>
      <text:p text:style-name="P16"/>
      <text:p text:style-name="P1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6"/>
      <text:p text:style-name="P16">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6">Я слышу неторопливые шаги в коридоре и в поле моего зрения появляются дорогие ботинки.</text:p>
      <text:p text:style-name="P16"><text:soft-page-break/></text:p>
      <text:p text:style-name="P16">- Доброе утречко. Что ж ты не открыл дверь, как я просил? Вот и не хотел же портить твоё имущество, но пришлось, - говорит Алекс.</text:p>
      <text:p text:style-name="P16">- Хаюшки. - <text:s/>Не то, чтобы я был рад тебя видеть, но выбора у меня особого нет, - бормочу я.</text:p>
      <text:p text:style-name="P16"/>
      <text:p text:style-name="P16">Ботинки подходят к столу.</text:p>
      <text:p text:style-name="P16"/>
      <text:p text:style-name="P16">- Ты разговаривал с Хэвэн. <text:span text:style-name="T66">Мы засекли неавторизованную нами сессию с ней. Кроме тебя никто бы не смог обойти процедуру логина. </text:span>Она передала тебе инструкции?</text:p>
      <text:p text:style-name="P16">- Какие ещё, блядь, инструкции? Ты рехнулся, Алекс? Что за хуйня творится в моём доме? </text:p>
      <text:p text:style-name="P16">- Дед, не отпирайся. Я им всё рассказал, - в поле зрения появляетсся вторая пара ботинок.</text:p>
      <text:p text:style-name="P16"/>
      <text:p text:style-name="P16">Адским напряжением <text:span text:style-name="T66">шеи</text:span> я приподнимаю голову. Худощавая фигура, задранная губа, очки.</text:p>
      <text:p text:style-name="P16"/>
      <text:p text:style-name="P16">- Ты кто, мать твою? Я тебя не знаю!</text:p>
      <text:p text:style-name="P16">- Отдел моделирования банкротств. А также, по совместительству, служба безопасности «Дайсона», - ухмыляется очкарик.</text:p>
      <text:p text:style-name="P16">- Да мне пох, кто ты, хоть внебрачный сын Алекса и Брюса! - хриплю я. - Я тебя не знаю. Впрочем, даже если бы и знал — пошёл ты нахуй. Вместе с Алексом. <text:span text:style-name="T66">И Дайсоном</text:span>. Я выхожу из проекта.</text:p>
      <text:p text:style-name="P1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6"/>
      <text:p text:style-name="P16">Дуболомы отрывают меня от пола и волокут к выходу.</text:p>
      <text:p text:style-name="P16"/>
      <text:p text:style-name="P16">- Блядь, да вы совсем берега потеряли? Алекс, сука, дай хоть тапочки одену!</text:p>
      <text:p text:style-name="P16"/>
      <text:p text:style-name="P16">Алекс поворачивается и долго смотрит на меня с каменным видом.</text:p>
      <text:p text:style-name="P16"/>
      <text:p text:style-name="P16">-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text:soft-page-break/>-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text:span text:style-name="T67">го</text:span> <text:span text:style-name="T67">утёса</text:span> в форме дракона бросает тень на строительную площадку. Я хотел перенести замок подальше от скалы, но Селестия <text:span text:style-name="T67">и</text:span>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text:soft-page-break/>-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text:span text:style-name="T67">и</text:span>т мо<text:span text:style-name="T67">я</text:span> разн<text:span text:style-name="T67">окрылость</text:span>.</text:p>
      <text:p text:style-name="P3">- Но… Как же… <text:span text:style-name="T67">Мы?</text:span></text:p>
      <text:p text:style-name="P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text:span text:style-name="T67">душа</text:span>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text:soft-page-break/></text:p>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text:span text:style-name="T67">Неудачная шутка. У меня сейчас п</text:span>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text:span text:style-name="T67">с</text:span>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text:span text:style-name="T67">Луна</text:span>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8"><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text:span text:style-name="T68">розовые </text:span>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text:span text:style-name="T68">ы</text:span> ей за выбор, - серьёзно кивает Луна.</text:p>
      <text:p text:style-name="P3"/>
      <text:p text:style-name="P3"><text:soft-page-break/>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text:span text:style-name="T69">ой</text:span> <text:span text:style-name="T69">земли</text:span>.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51">Я с удивлением отмечаю их схожесть с доспехами Луны, которые я увидел на ней в день моей первой встречи с сёстр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text:span text:style-name="T69">поднимает</text:span> забрало.</text:p>
      <text:p text:style-name="P3">Розовые локоны вырываются на свободу пышным ореолом. Я с удивлением узнаю в аликорне молодую версию Селестии.</text:p>
      <text:p text:style-name="P3"><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text:span text:style-name="T69">поднимает</text:span>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54">дракен</text:span><text:span text:style-name="T56">иц</text:span><text:span text:style-name="T54"> </text:span>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53"><text:span text:style-name="Default_20_Paragraph_20_Font"><text:span text:style-name="T1">Из тучи над замком опускается нечто вроде огромного </text:span></text:span><text:span text:style-name="Default_20_Paragraph_20_Font"><text:span text:style-name="T14">морского конька с перепончатыми крыльями вместо плавников.</text:span></text:span></text:p>
      <text:p text:style-name="P53"><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text:span></text:span><text:span text:style-name="Default_20_Paragraph_20_Font"><text:span text:style-name="T19">в осаждающую замок толпу</text:span></text:span><text:span text:style-name="Default_20_Paragraph_20_Font"><text:span text:style-name="T1">. Каменный аликорн поднимает взор на </text:span></text:span><text:span text:style-name="Default_20_Paragraph_20_Font"><text:span text:style-name="T14">морского конька</text:span></text:span><text:span text:style-name="Default_20_Paragraph_20_Font"><text:span text:style-name="T1">.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text:span text:style-name="T69">просвещай</text:span>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text:span text:style-name="T69">же</text:span> мест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9">- Учти, дракен. Если попробуешь обмануть и заведёшь Селестию не туда… Мы найдём тебя, где бы ты ни спрятался. <text:span text:style-name="T69">И гнев Наш будет необъятен как море.</text:span></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text:span text:style-name="T69">и</text:span>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53"><text:span text:style-name="Default_20_Paragraph_20_Font"><text:span text:style-name="T1">- Сего типа в результате общения с одним </text:span></text:span><text:span text:style-name="Default_20_Paragraph_20_Font"><text:span text:style-name="T19">молодым </text:span></text:span><text:span text:style-name="Default_20_Paragraph_20_Font"><text:span text:style-name="T1">демиургом-</text:span></text:span><text:span text:style-name="Default_20_Paragraph_20_Font"><text:span text:style-name="T19">раздолбаем</text:span></text:span><text:span text:style-name="Default_20_Paragraph_20_Font"><text:span text:style-name="T1">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text:span text:style-name="T69">мне</text:span>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text:span text:style-name="T69">впрочем,</text:span>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53"><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text:span text:style-name="T70">года</text:span>…</text:p>
      <text:p text:style-name="P3">- Корморан, ответьте, вызывает Андориан… Корморан, вас слышу! Слышу вас!!! Андориан на связи!</text:p>
      <text:p text:style-name="P3"><text:soft-page-break/>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53"><text:span text:style-name="Default_20_Paragraph_20_Font"><text:span text:style-name="T1">- … шшш… три башни из пяти. Держимся за счёт автоматических турелей и автономных силовых </text:span></text:span><text:span text:style-name="Default_20_Paragraph_20_Font"><text:span text:style-name="T20">д</text:span></text:span><text:span text:style-name="Default_20_Paragraph_20_Font"><text:span text:style-name="T37">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14">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text:span></text:span><text:span text:style-name="Default_20_Paragraph_20_Font"><text:span text:style-name="T20">п</text:span></text:span><text:span text:style-name="Default_20_Paragraph_20_Font"><text:span text:style-name="T37">рипас</text:span></text:span><text:span text:style-name="Default_20_Paragraph_20_Font"><text:span text:style-name="T20">ы</text:span></text:span><text:span text:style-name="Default_20_Paragraph_20_Font"><text:span text:style-name="T1">.</text:span></text:span></text:p>
      <text:p text:style-name="P3">- Постой, Корморан, - я пытаюсь собраться с мыслями. - Что значит, «автономные силовые <text:span text:style-name="T70">доспехи</text:span>»?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53"><text:span text:style-name="Default_20_Paragraph_20_Font"><text:span text:style-name="T1">- </text:span></text:span><text:span text:style-name="Default_20_Paragraph_20_Font"><text:span text:style-name="T20">О</text:span></text:span><text:span text:style-name="Default_20_Paragraph_20_Font"><text:span text:style-name="T1">ни проникают внутрь. Достаточно </text:span></text:span><text:span text:style-name="Default_20_Paragraph_20_Font"><text:span text:style-name="T14">прикосновения на три-четыре секунды</text:span></text:span><text:span text:style-name="Default_20_Paragraph_20_Font"><text:span text:style-name="T1">, и </text:span></text:span><text:span text:style-name="Default_20_Paragraph_20_Font"><text:span text:style-name="T20">они</text:span></text:span><text:span text:style-name="Default_20_Paragraph_20_Font"><text:span text:style-name="T1"> захватывают разум. Мы это поняли только после того, как три башни оказались захвачены. Их защитники теперь воюют против нас, как и население </text:span></text:span><text:span text:style-name="Default_20_Paragraph_20_Font"><text:span text:style-name="T20">Нейвиля</text:span></text:span><text:span text:style-name="Default_20_Paragraph_20_Font"><text:span text:style-name="T1">.</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text:span text:style-name="T70">переходит</text:span>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text:span text:style-name="T70">лучших</text:span>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text:span text:style-name="T70"> </text:span>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магическ<text:span text:style-name="T70">им</text:span> захват<text:span text:style-name="T70">ом</text:span>!</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 <text:span text:style-name="T70">солдат</text:span>.</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text:soft-page-break/>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53"><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5">-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53"><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20">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0">десять</text:span> <text:span text:style-name="T70">лет</text:span> назад у нас оставалось не более половины <text:span text:style-name="T70">В</text:span>еликого.</text:p>
      <text:p text:style-name="P53"><text:span text:style-name="Default_20_Paragraph_20_Font"><text:span text:style-name="T5">- Также мы думали </text:span></text:span><text:span text:style-name="Default_20_Paragraph_20_Font"><text:span text:style-name="T6">сто</text:span></text:span><text:span text:style-name="Default_20_Paragraph_20_Font"><text:span text:style-name="T5"> лет назад, когда перевели промышленность на военные рельсы и сформировали регулярную армию. И </text:span></text:span><text:span text:style-name="Default_20_Paragraph_20_Font"><text:span text:style-name="T6">пятьдесят</text:span></text:span><text:span text:style-name="Default_20_Paragraph_20_Font"><text:span text:style-name="T5"> лет назад, когда появились первые охранные турели. И </text:span></text:span><text:span text:style-name="Default_20_Paragraph_20_Font"><text:span text:style-name="T6">двадцать</text:span></text:span><text:span text:style-name="Default_20_Paragraph_20_Font"><text:span text:style-name="T5"> лет назад, когда разработали автономные силовые </text:span></text:span><text:span text:style-name="Default_20_Paragraph_20_Font"><text:span text:style-name="T6">доспехи</text:span></text:span><text:span text:style-name="Default_20_Paragraph_20_Font"><text:span text:style-name="T5">. Но против наших армий вышла ледяная </text:span></text:span><text:soft-page-break/><text:span text:style-name="Default_20_Paragraph_20_Font"><text:span text:style-name="T5">армада. На охранные турели они ответили тактикой роя и луч</text:span></text:span><text:span text:style-name="Default_20_Paragraph_20_Font"><text:span text:style-name="T6">е</text:span></text:span><text:span text:style-name="Default_20_Paragraph_20_Font"><text:span text:style-name="T5">мётами. А наши воины в силовой броне стали переходить на сторону виндов после обращения, </text:span></text:span><text:span text:style-name="Default_20_Paragraph_20_Font"><text:span text:style-name="T6">которое с каждым годом происходит всё быстрее</text:span></text:span><text:span text:style-name="Default_20_Paragraph_20_Font"><text:span text:style-name="T5">.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5">- Но ведь если мы победим, в проекте вообще не будет смысла! - воскликнул Майлд Брэйн. - Зачем отвлекать ресурсы на очкариков!</text:p>
      <text:p text:style-name="P53"><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53"><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53"><text:span text:style-name="Default_20_Paragraph_20_Font"><text:span text:style-name="T5">- В проекте есть смысл, даже если мы победим. В нем был бы смысл даже если </text:span></text:span><text:span text:style-name="Default_20_Paragraph_20_Font"><text:span text:style-name="T6">бы </text:span></text:span><text:span text:style-name="Default_20_Paragraph_20_Font"><text:span text:style-name="T5">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text:span></text:span><text:span text:style-name="Default_20_Paragraph_20_Font"><text:span text:style-name="T6"> </text:span></text:span><text:span text:style-name="Default_20_Paragraph_20_Font"><text:span text:style-name="T5">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text:span></text:span><text:span text:style-name="Default_20_Paragraph_20_Font"><text:span text:style-name="T6">и</text:span></text:span><text:span text:style-name="Default_20_Paragraph_20_Font"><text:span text:style-name="T5">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53"><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53"><text:span text:style-name="Default_20_Paragraph_20_Font"><text:span text:style-name="T5">- Я помню времена, когда магии </text:span></text:span><text:span text:style-name="Default_20_Paragraph_20_Font"><text:span text:style-name="T6">в мире </text:span></text:span><text:span text:style-name="Default_20_Paragraph_20_Font"><text:span text:style-name="T5">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text:span></text:span><text:span text:style-name="Default_20_Paragraph_20_Font"><text:span text:style-name="T6">медленно </text:span></text:span><text:span text:style-name="Default_20_Paragraph_20_Font"><text:span text:style-name="T5">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53"><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text:span></text:span><text:span text:style-name="Default_20_Paragraph_20_Font"><text:span text:style-name="T6">в </text:span></text:span><text:span text:style-name="Default_20_Paragraph_20_Font"><text:span text:style-name="T5">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5">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1">…</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text:span text:style-name="T70">номные </text:span>доспехи с лежащих без сознания солдат. Почти сформированная фаланга автодоспехов стоит <text:span text:style-name="T70">возле стены, жужжа сервомоторами</text:span>.</text:p>
      <text:p text:style-name="P3">Я расправляю крылья. Необходимо срочно найти Луну. Наступило время последнего приказа королевы Лорен.</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text:span text:style-name="T71">Есть один охранный протокол… </text:span>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 text:style-name="T46">X-49 </text:span>и Элементы активируют щит. Я сама программировала их подобное поведение.</text:p>
      <text:p text:style-name="P3">Луна активировать Элементы не могла — <text:span text:style-name="T71">ларец был закрыт</text:span>.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text:soft-page-break/>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text:span text:style-name="T71">до нормальных</text:span>,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text:span text:style-name="T71">Один из которых наполовину захвачен?</text:span> Ледяная война продолжится тут и закончится так же печально, только длится будет не двести лет, а несколько месяцев — <text:span text:style-name="T71">ровно столько понадобится армии виндиго, чтобы пройти Эквестрию от края и до края</text:span>.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1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10"/>
      <text:p text:style-name="P10">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text:soft-page-break/>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text:soft-page-break/>-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 <text:span text:style-name="T71">И разрядиться тоже.</text:span></text:p>
      <text:p text:style-name="P3">Селестия встаёт и потягивается, сначала на переднюю пару ног, потом на заднюю. Я, не удержавшись, вытираю салфеткой и её.</text:p>
      <text:p text:style-name="P3"><text:soft-page-break/>-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text:span text:style-name="T71">нервно </text:span>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text:span text:style-name="T71">ведь</text:span>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
      <text:p text:style-name="P3">И тебе с этим жить, Хуман.</text:p>
      <text:p text:style-name="P3"/>
      <text:h text:style-name="P85" text:outline-level="2">Глава 17</text:h>
      <text:p text:style-name="P2"/>
      <text:p text:style-name="P31">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11">Я улыбаюсь ей и нажимаю <text:span text:style-name="T72">в шлеме</text:span>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56"><text:span text:style-name="Default_20_Paragraph_20_Font"><text:span text:style-name="T3">Небо темнеет. До меня доносятся крики, среди которых я узнаю голоса Молнии и других</text:span></text:span><text:span text:style-name="Default_20_Paragraph_20_Font"><text:span text:style-name="T2">. </text:span></text:span><text:span text:style-name="Default_20_Paragraph_20_Font"><text:span text:style-name="T3">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 </text:span></text:span></text:p>
      <text:p text:style-name="P56"><text:span text:style-name="Default_20_Paragraph_20_Font"><text:span text:style-name="T3"/></text:span></text:p>
      <text:p text:style-name="P56"><text:span text:style-name="Default_20_Paragraph_20_Font"><text:span text:style-name="T2">Я с</text:span></text:span><text:span text:style-name="Default_20_Paragraph_20_Font"><text:span text:style-name="T3">л</text:span></text:span><text:span text:style-name="Default_20_Paragraph_20_Font"><text:span text:style-name="T47">ышу</text:span></text:span><text:span text:style-name="Default_20_Paragraph_20_Font"><text:span text:style-name="T2"> шум рушащейся </text:span></text:span><text:span text:style-name="Default_20_Paragraph_20_Font"><text:span text:style-name="T3">каменной стены </text:span></text:span><text:span text:style-name="Default_20_Paragraph_20_Font"><text:span text:style-name="T2">вдалеке. </text:span></text:span><text:span text:style-name="Default_20_Paragraph_20_Font"><text:span text:style-name="T3">Металлическое рычание знаменует освобождение ФЕНИКСА</text:span></text:span><text:span text:style-name="Default_20_Paragraph_20_Font"><text:span text:style-name="T2">. </text:span></text:span><text:span text:style-name="Default_20_Paragraph_20_Font"><text:span text:style-name="T3">Темная тень скользит из каменных развалин к лежащей Хэвэн.</text:span></text:span><text:span text:style-name="Default_20_Paragraph_20_Font"><text:span text:style-name="T2">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text:span></text:span><text:span text:style-name="Default_20_Paragraph_20_Font"><text:span text:style-name="T21">под крыльями</text:span></text:span><text:span text:style-name="Default_20_Paragraph_20_Font"><text:span text:style-name="T1">.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53"><text:span text:style-name="Default_20_Paragraph_20_Font"><text:span text:style-name="T1">- Боевой модуль PHOENIX принимает управление. Начинаю операцию «</text:span></text:span><text:span text:style-name="Default_20_Paragraph_20_Font"><text:span text:style-name="T2">Армагеддон»</text:span></text:span><text:span text:style-name="Default_20_Paragraph_20_Font"><text:span text:style-name="T1">. Закрываю все диалоговые сессии для оптимизации ресурсов, - </text:span></text:span><text:span text:style-name="Default_20_Paragraph_20_Font"><text:span text:style-name="T21">хрипло </text:span></text:span><text:span text:style-name="Default_20_Paragraph_20_Font"><text:span text:style-name="T1">звучит металлический тембр из динамика переговорного устройства.</text:span></text:span></text:p>
      <text:p text:style-name="P3"/>
      <text:p text:style-name="P3"><text:soft-page-break/>Мир <text:span text:style-name="T73">гаснет</text:span>.</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text:span text:style-name="T73">жается</text:span>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text:span text:style-name="T74">а</text:span>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3"/>
      <text:p text:style-name="P90">…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0">В этом-то и проблема.</text:p>
      <text:p text:style-name="P13"/>
      <text:p text:style-name="P90">…</text:p>
      <text:p text:style-name="P13"/>
      <text:p text:style-name="P9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0"><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0">Вручая королевские награды победителям праздничных состязаний, я услышал негромкий оклик со спины.</text:p>
      <text:p text:style-name="P90"/>
      <text:p text:style-name="P90">- Хуман?</text:p>
      <text:p text:style-name="P13"/>
      <text:p text:style-name="P90">За спиной стояла Джет. Взглянув на неё, я остолбенел.</text:p>
      <text:p text:style-name="P90">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0">И только сейчас, глядя на пожилую седогривую пони, я осознал, сколько времени прошло. И понял, что я <text:span text:style-name="T38">сам </text:span>неподвластен времени.</text:p>
      <text:p text:style-name="P13"><text:span text:style-name="T57">И хотя пегаска восприняла как должное мою нетронутую временем молодость, после посиделок с ней я сразу же помчался к Платине.</text:span>&lt;добавить Дейдру Пай и других&gt;</text:p>
      <text:p text:style-name="P9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0">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0">-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0">- То есть, как откуда взялась? Ты хочешь сказать, что она не моя, данная мне при рождении?</text:p>
      <text:p text:style-name="P90">-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0"/>
      <text:p text:style-name="P90">…</text:p>
      <text:p text:style-name="P13"/>
      <text:p text:style-name="P90">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 text:style-name="T38">не в силах последовать за ними</text:span>…</text:p>
      <text:p text:style-name="P13"/>
      <text:p text:style-name="P90"><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3"/>
      <text:p text:style-name="P9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0">Впрочем, я по-прежнему строго блюду последний барьер, отделяющий меня от форменного конеёбства. Нет, сексом мы с Сел занимаемся уже давно, лет тридцать <text:span text:style-name="T38">или сорок</text:span>.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90"/>
      <text:p text:style-name="P90">…</text:p>
      <text:p text:style-name="P13"/>
      <text:p text:style-name="P90">В узком окне башни показывается шпиль городской ратуши. Я гляжу мимоходом на башенные часы.</text:p>
      <text:p text:style-name="P90">Проклятье! Без пяти два! Надо ускориться!</text:p>
      <text:p text:style-name="P90"/>
      <text:p text:style-name="P93">Сворачиваю с винтовой лестницы в боковой проём открытой галереи.</text:p>
      <text:p text:style-name="P13"/>
      <text:p text:style-name="P90">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3"/>
      <text:p text:style-name="P93">Быстрым бегом достигаю середины мостика, одновременно доставая моток верёвки из-за пазухи.</text:p>
      <text:p text:style-name="P90"/>
      <text:p text:style-name="P90">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13"/>
      <text:p text:style-name="P90">… Легче всего было с многоуровневой паутиной узких мостиков, протянутых между башнями. Вот для чего, чтобы спуститься с двенадцатого уровня <text:span text:style-name="T38">Астрономической </text:span>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90"/>
      <text:p text:style-name="P93"><text:soft-page-break/>Перекидываю верёвку через поручень, крепко хватаю оба конца и перешагиваю через ограждение.</text:p>
      <text:p text:style-name="P13"/>
      <text:p text:style-name="P90">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13"/>
      <text:p text:style-name="P53"><text:span text:style-name="Default_20_Paragraph_20_Font"><text:span text:style-name="T10">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8"/>
      <text:p text:style-name="P90">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13"/>
      <text:p text:style-name="P90">…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3"/>
      <text:p text:style-name="P90">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text:span text:style-name="T75">Астрономической</text:span> башне, <text:span text:style-name="T75">на самом верху</text:span>… Нет, охранный талисман не пропустит никого, кроме члена королевской семьи… Нет, Мы не можем оставить Сестру…”.</text:p>
      <text:p text:style-name="P13"/>
      <text:p text:style-name="P90">И вот ты несёшься <text:span text:style-name="T75">вниз </text:span><text:span text:style-name="T48">ч</text:span><text:span text:style-name="T75">ерез этажи и лестницы</text:span> с отчётом под мышкой, стараясь успеть к приёму…</text:p>
      <text:p text:style-name="P90"/>
      <text:p text:style-name="P93">КРАК!!! … <text:span text:style-name="T75">Ох!</text:span>…</text:p>
      <text:p text:style-name="P38"/>
      <text:p text:style-name="P53"><text:span text:style-name="Default_20_Paragraph_20_Font"><text:span text:style-name="T15">Обидно даже не то, что рукав дорогущего костюма разошёлся в подмышке во время очередного дюльфера</text:span></text:span><text:span text:style-name="Footnote_20_Reference"><text:span text:style-name="T5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15">.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0"/>
      <text:p text:style-name="P90">Ну уж нет! Я не для того корпел над этой проклятой бумажкой до позеленения, чтоб так просто сдаться!</text:p>
      <text:p text:style-name="P13"><text:soft-page-break/></text:p>
      <text:p text:style-name="P9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0">Просто шикарно! Заявиться на приём торговой миссии грифонов с поджареными яйцами – это по-нашему!</text:p>
      <text:p text:style-name="P9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3"/>
      <text:p text:style-name="P90">- Как они там, Блэйк? - указываю глазами на лестницу в центральный холл.</text:p>
      <text:p text:style-name="P90">- Зашли пятнадцать минут назад, - отвечает солнечный страж, косясь на мои ошмётки одежды.</text:p>
      <text:p text:style-name="P90"/>
      <text:p text:style-name="P9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1"/>
      <text:p text:style-name="P90">Чертыхаясь, несусь к неприметной дверце в цоколе дворца. Через пару минут, вываливаюсь из подсобки у тронного зала в ореоле веников и швабр.</text:p>
      <text:p text:style-name="P90">Церемонимейстер, завидев меня, подпрыгивает от нетерпения:</text:p>
      <text:p text:style-name="P13"/>
      <text:p text:style-name="P90">- Поторопи<text:span text:style-name="T75">тес</text:span>ь, мой принц! Доттид Карв задержал делегацию в Розовом зале, но грифоны уже пять минут проявляют признаки нетерпения!</text:p>
      <text:p text:style-name="P13"/>
      <text:p text:style-name="P90">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3"/>
      <text:p text:style-name="P90">…</text:p>
      <text:p text:style-name="P90"/>
      <text:p text:style-name="P90">Две аликорницы недвижимо смотрят на меня с высоты трона в центре зала.</text:p>
      <text:p text:style-name="P13"/>
      <text:p text:style-name="P90">- Хуман, с тобой всё в порядке? - первой нарушает молчание Селестия. - Твой костюм…</text:p>
      <text:p text:style-name="P9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3"/>
      <text:p text:style-name="P90"><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0">-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3"/>
      <text:p text:style-name="P90">Гомон за дверью усиливается. Раздаются три удара древком алебарды в пол. Двери распахиваются.</text:p>
      <text:p text:style-name="P9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3"/>
      <text:p text:style-name="P9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3"/>
      <text:p text:style-name="P9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0">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3"/>
      <text:p text:style-name="P90">- Королевство Грифонов… рассчитывает… заключить торговое соглашение…</text:p>
      <text:p text:style-name="P90"/>
      <text:p text:style-name="P90">Грифон кидает взгляд на трон и, сверкнув красным глазом сквозь монокль, продолжает.</text:p>
      <text:p text:style-name="P9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4"/>
      <text:p text:style-name="P9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0"/>
      <text:p text:style-name="P9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0"/>
      <text:p text:style-name="P9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0"/>
      <text:p text:style-name="P90">- Мы не могли бы остаться наедине, без этих… лишних ушей?</text:p>
      <text:p text:style-name="P13"><text:soft-page-break/></text:p>
      <text:p text:style-name="P90">Селестия хмурится, но кивает. Стража и советник оставляют зал.</text:p>
      <text:p text:style-name="P90">- А обезьяна? - грифон кивает на меня.</text:p>
      <text:p text:style-name="P90"/>
      <text:p text:style-name="P90">Во вгляде белоснежной аликорницы появляется лёд.</text:p>
      <text:p text:style-name="P90">- Не смейте оскорблять принца Эквестрии, Горг! <text:span text:style-name="T75">Хуман</text:span> останется с нами!</text:p>
      <text:p text:style-name="P90"/>
      <text:p text:style-name="P90">Железный клюв пернатой скотины чуть приоткрывается в насмешливом клёкоте.</text:p>
      <text:p text:style-name="P13"/>
      <text:p text:style-name="P9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3"/>
      <text:p text:style-name="P90">Гадёныш снова склоняет голову перед аликорницей, совершенно игнорируя меня.</text:p>
      <text:p text:style-name="P90">Мне хочется бросить в этого мудака горшок с петуниями. Селестия, словно догадываясь, успокаивающе оглаживает меня тыльной стороной крыла.</text:p>
      <text:p text:style-name="P13"/>
      <text:p text:style-name="P9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0">-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3"/>
      <text:p text:style-name="P90">Я с удивлением смотрю на синюю аликорницу. Чего-чего, а помощи с этой стороны ты не ожидал, Хуман!</text:p>
      <text:p text:style-name="P90"/>
      <text:p text:style-name="P9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3"/>
      <text:p text:style-name="P90"><text:soft-page-break/>Я с удовольствием наблюдаю, как кожа вокруг глаз грифона приобретает красивый фиолетовый оттенок.</text:p>
      <text:p text:style-name="P90"/>
      <text:p text:style-name="P90">- Но довольно этой светской болтовни! - разряжает обстановку Сел. - Ты, кажется, хотел нам что-то рассказать, Горг?</text:p>
      <text:p text:style-name="P13"/>
      <text:p text:style-name="P90">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0"/>
      <text:p text:style-name="P90">-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3"/>
      <text:p text:style-name="P90">Горг закашл<text:span text:style-name="T75">ивается</text:span> в смехе.</text:p>
      <text:p text:style-name="P90"/>
      <text:p text:style-name="P90">- В общем, светлейшие, подытоживая: вы в крутом пике…</text:p>
      <text:p text:style-name="P13"/>
      <text:p text:style-name="P90">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0"/>
      <text:p text:style-name="P90">Зрачки грифона скачут от Селестии к Луне и обратно. Наконец он замечает моё замешательство и насмешливо клокочет.</text:p>
      <text:p text:style-name="P90"/>
      <text:p text:style-name="P90">- Теперь выслушайте наше предложение.</text:p>
      <text:p text:style-name="P90"/>
      <text:p text:style-name="P9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0"/>
      <text:p text:style-name="P13"><text:span text:style-name="T5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 <text:soft-page-break/><text:span text:style-name="T57">Драконы… Мы имеем некоторые дипломатические сложности с драконами… А также с минотаврами… И с зебрами… И с…</text:span></text:p>
      <text:p text:style-name="P90"/>
      <text:p text:style-name="P90">- Мы знаем, с кем у вас возникли затруднения, - подаёт голос Селестия. - Проще сказать, с кем у вас их НЕ возникло. С Эквестрией. Всё.</text:p>
      <text:p text:style-name="P13"/>
      <text:p text:style-name="P9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0"/>
      <text:p text:style-name="P90">-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0"/>
      <text:p text:style-name="P90">Молчание аликорниц только подчёркивает хриплое дыхание посла.</text:p>
      <text:p text:style-name="P13"/>
      <text:p text:style-name="P9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0"/>
      <text:p text:style-name="P90">- СОРОК!</text:p>
      <text:p text:style-name="P90"/>
      <text:p text:style-name="P90">- Что? - птичьи глаза Горга быстро-быстро моргают, выдавая крайнюю степень растерянности их обладателя.</text:p>
      <text:p text:style-name="P90"/>
      <text:p text:style-name="P90">- Сорок процентов! За сорок лет! - стальным голосом Селестии можно валить лес.</text:p>
      <text:p text:style-name="P90"/>
      <text:p text:style-name="P90">Грифон поперхается, но быстро оправляется.</text:p>
      <text:p text:style-name="P90"/>
      <text:p text:style-name="P90">- Да вы рехнулись, светлейшие!!! - вопит он , картинно прикрыв глаза крылом.</text:p>
      <text:p text:style-name="P90"/>
      <text:p text:style-name="P9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0"/>
      <text:p text:style-name="P90"><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0"/>
      <text:p text:style-name="P9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text:span text:style-name="T76">ты </text:span>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0"/>
      <text:p text:style-name="P9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0">- Тридцать пять процентов! За тридцать пять лет! Не морочь мне голову – сто шестьдесят вагонеток в Крогхарте добывалось <text:span text:style-name="T76">сто</text:span> лет назад! Сейчас и <text:span text:style-name="T76">пятьдесят</text:span> – за счастье.</text:p>
      <text:p text:style-name="P90">- Светлейшие, мне отрубят голову по возвращению! Семь процентов! За семь лет!</text:p>
      <text:p text:style-name="P90">-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0">-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0">- Тридцать миллионов золотом, - еле слышно бурчит грифон. Я ощущаю на себе его яростный взгляд через крыло.</text:p>
      <text:p text:style-name="P90">-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0">Из-под крыла доносится только скрежет металлического клюва.</text:p>
      <text:p text:style-name="P90"/>
      <text:p text:style-name="P9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0"><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3"/>
      <text:p text:style-name="P90">Я провожу процессию до выхода из тронного зала. Замешкавшись в дверях, железноклювый грифон неожиданно подмигивает мне.</text:p>
      <text:p text:style-name="P90">Я непонимающе смотрю ему вслед.</text:p>
      <text:p text:style-name="P90">-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3"/>
      <text:p text:style-name="P90">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0"/>
      <text:p text:style-name="P90">- Каруна, - кивает мне грифониха. - Очень приятно видеть вас вместе. Вы просто созданы друг для друга.</text:p>
      <text:p text:style-name="P13"/>
      <text:p text:style-name="P90">Я молча прикрываю за ней дверь и возвращаюсь к своим.</text:p>
      <text:p text:style-name="P90"/>
      <text:p text:style-name="P90">- Горг извинился перед тобой за своё поведение? - спрашивает Селестия.</text:p>
      <text:p text:style-name="P90">- Нет. Извинилась его… ммм… сопровождающая.</text:p>
      <text:p text:style-name="P90">-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3"/>
      <text:p text:style-name="P90">Я философски пожимаю плечами.</text:p>
      <text:p text:style-name="P9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0"/>
      <text:p text:style-name="P90">- Пять битов! - поворачивается к Луне Селестия.</text:p>
      <text:p text:style-name="P90">Та молча достаёт монетку из шкафчика за троном и кладёт в протянутое копыто.</text:p>
      <text:p text:style-name="P13"/>
      <text:p text:style-name="P3">…</text:p>
      <text:p text:style-name="P3"><text:soft-page-break/>…</text:p>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text:soft-page-break/></text:p>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text:soft-page-break/></text:p>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маги<text:span text:style-name="T77">ей</text:span>. Мы купались в ней и впитывали её <text:span text:style-name="T77">телами, </text:span>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text:span text:style-name="T77">и</text:span>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text:span text:style-name="T77">о</text:span>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text:span text:style-name="T77">похожие на те, в которых была облачена Луна в момент моей первой встречи с аликорницами</text:span>. <text:span text:style-name="T77">Латы </text:span>подёргиваются с тихим жужжанием и потрескиванием, подобно раздавленному насекомому. <text:span text:style-name="T77">Селестия</text:span> копытом <text:span text:style-name="T77">откидывает</text:span>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text:soft-page-break/>Я поднимаю взгляд.</text:p>
      <text:p text:style-name="P3">Над нами нависает <text:span text:style-name="T77">монументальная </text:span>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text:span text:style-name="T77">ый «морской конёк» исполинских размеров — </text:span>гранд-флаер «<text:span text:style-name="T77">Маджестик»</text:span>.</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span text:style-name="T77">так холодно</text:span>?</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text:soft-page-break/></text:p>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 <text:span text:style-name="T77">как можно скорее</text:span>.</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text:span text:style-name="T77">четверть </text:span>часа мы покинем этот…</text:p>
      <text:p text:style-name="P3"/>
      <text:p text:style-name="P3">Мы уже летим между двумя остовами башень, когда я замечаю блеск <text:span text:style-name="T77">струн</text:span> в солнечных лучах. Гигантская прозрачная <text:span text:style-name="T77">паутина</text:span>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text:span text:style-name="T77">Паутина</text:span> распрямляется и отбрасывает нас назад. Подобно подбитой птице, аликорница неровно планирует к подножию башни, широко расставив крылья.</text:p>
      <text:p text:style-name="P3"/>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text:span text:style-name="T77">полуподвальное, забранное ржавой решёткой окошко</text:span>. Писк как будто резонирует с темнотой внутри, он множится и усиливается. Внезапно ему отвечают дальние башни замка таким же писком.</text:p>
      <text:p text:style-name="P3"/>
      <text:p text:style-name="P3"><text:soft-page-break/>И темнота просыпается!</text:p>
      <text:p text:style-name="P3"/>
      <text:p text:style-name="P3">Я вижу, как во тьме <text:span text:style-name="T77">подвала</text:span>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text:span text:style-name="T77">почти нет </text:span>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text:span text:style-name="T77">Маджестика</text:span>,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 <text:span text:style-name="T31">(</text:span><text:span text:style-name="T39">расписать вид виндиго в видении Лун</text:span><text:span text:style-name="T31">ы)</text:span>.</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text:span text:style-name="T77">своё племя</text:span>,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text:span text:style-name="T77">пляжным </text:span>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text:soft-page-break/>Мы равняемся с отломанным рогом центральной статуи. Оглянувшись, я вижу, как рассохшаяся дверь башни отворяется и наружу один за другим выходят <text:span text:style-name="T77">другие</text:span> виндиго. <text:span text:style-name="T77">Много их.</text:span>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text:span text:style-name="T77">тихо </text:span>упрашивает Селестия. - Мне не дадут уйти. Пока я буду выстраивать заклинание, я беззащитна. <text:span text:style-name="T77">Меня обратят в раба виндиго без вариантов. </text:span>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text:span text:style-name="T77">наступающим </text:span>Хай Глори разверзается и наш старый знакомый — Принцип-2 — встаёт прямо под брюхом аликорна, пронзая его металличес<text:span text:style-name="T77">к</text:span>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
      <text:p text:style-name="P3">Сначала мне кажется, что под панцирем Хай Глори ничего нет — я не вижу плоти на месте оторванной <text:span text:style-name="T77">брони</text:span>.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text:span text:style-name="T77">Металлическая оболочка</text:span> покрыва<text:span text:style-name="T77">е</text:span>тся новыми вмятинами. Голубые искры рассыпаются из повреждённых внутренностей. Во льду остаётся <text:span text:style-name="T77">одна</text:span>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text:span text:style-name="T77">в госовокружительном пике </text:span>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text:soft-page-break/>-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text:span text:style-name="T77">сильную</text:span> передрягу. Думаю, ты простишь мне эт<text:span text:style-name="T77">о</text:span>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text:span text:style-name="T77">идывается</text:span>, являя миру растрескавшийся череп с горящими зелёными глазами. Узкие зрачки направлены на нас, излуча<text:span text:style-name="T77">я</text:span> неутолимую ярость.</text:p>
      <text:p text:style-name="P3"/>
      <text:p text:style-name="P89">- ПРОТОКОЛ «СИЯНИЕ» К ИСПОЛНЕНИЮ! <text:s/>- громоподобно командует Селестия.</text:p>
      <text:p text:style-name="P89">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text:span text:style-name="T77">кусков </text:span>мят<text:span text:style-name="T77">ого металла,</text:span> <text:span text:style-name="T77">сухих костей</text:span> и сервоприводов.</text:p>
      <text:p text:style-name="P3"><text:soft-page-break/></text:p>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text:span text:style-name="T77">ах</text:span> <text:span text:style-name="T77">этого зомбака</text:span>?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text:span text:style-name="T77">Л</text:span>егат Эйронсмайл <text:span text:style-name="T77">мог бы приказать, но его в последний раз </text:span>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text:p>
      <text:p text:style-name="P3">…</text:p>
      <text:p text:style-name="P3"/>
      <text:p text:style-name="P53"><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7">Pnakotic</text:span></text:span><text:span text:style-name="Default_20_Paragraph_20_Font"><text:span text:style-name="T4"> </text:span></text:span><text:span text:style-name="Default_20_Paragraph_20_Font"><text:span text:style-name="T27">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text:span></text:span><text:span text:style-name="Default_20_Paragraph_20_Font"><text:span text:style-name="T22">параллельных реальностей</text:span></text:span><text:span text:style-name="Default_20_Paragraph_20_Font"><text:span text:style-name="T1">.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text:span text:style-name="T78">от</text:span>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мне, что хочешь, не теряя слов, заняться делом, - продолжаю я язвительный монолог, - если бы не чавканье <text:span text:style-name="T78">и сахарная пудра на твоём носу</text:span>.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text:span text:style-name="T78">о дерево </text:span>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53"><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15">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text:span text:style-name="T78">ментального пора</text:span>б<text:span text:style-name="T78">о</text:span>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text:soft-page-break/>- Хуман, помоги! Мне самой не закрыть замок, – <text:s/>отчаянно шепчет аликорница, тщётно пытаясь охватить зубами раскрытую защёлку.</text:p>
      <text:p text:style-name="P4">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штаны от сахарной пудры!</text:p>
      <text:p text:style-name="P3"/>
      <text:p text:style-name="P3"><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text:span text:style-name="T78">теперь</text:span>,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 <text:span text:style-name="T78">она горько рыдает</text:span>.</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53"><text:span text:style-name="Default_20_Paragraph_20_Font"><text:span text:style-name="T1">Аликорница облизывает карамельную тросточку. Я склоняюсь над «</text:span></text:span><text:span text:style-name="Default_20_Paragraph_20_Font"><text:span text:style-name="T27">Pnakotic</text:span></text:span><text:span text:style-name="Default_20_Paragraph_20_Font"><text:span text:style-name="T4"> </text:span></text:span><text:span text:style-name="Default_20_Paragraph_20_Font"><text:span text:style-name="T27">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85" text:outline-level="2">Глава 18</text:h>
      <text:p text:style-name="P2"/>
      <text:p text:style-name="P15">Машинально закрыв ноутбук, я подхожу к генератору и выключаю его. Звенящая тишина накрывает уши похоронным саваном.</text:p>
      <text:p text:style-name="P15"><text:s/></text:p>
      <text:p text:style-name="P15">...ты хорошая девочка…</text:p>
      <text:p text:style-name="P15"><text:soft-page-break/></text:p>
      <text:p text:style-name="P1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5">Я устал.</text:p>
      <text:p text:style-name="P3"/>
      <text:p text:style-name="P1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3"><text:span text:style-name="Default_20_Paragraph_20_Font"><text:span text:style-name="T5">Я удивлённо гляжу на робокошку. Я рад, что она ожила — значит, аккумуляторы не сдохли за два &lt;</text:span></text:span><text:span text:style-name="Default_20_Paragraph_20_Font"><text:span text:style-name="T8">года</text:span></text:span><text:span text:style-name="Default_20_Paragraph_20_Font"><text:span text:style-name="T5">&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5">Я машинально хватаю её рукой и отшвыриваю прочь из пикапа, захлопывая за собой дверь. Мозги не работают.</text:p>
      <text:p text:style-name="P1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5"/>
      <text:p text:style-name="P1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5"/>
      <text:p text:style-name="P53"><text:span text:style-name="Default_20_Paragraph_20_Font"><text:span text:style-name="T5">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8">два года</text:span></text:span><text:span text:style-name="Default_20_Paragraph_20_Font"><text:span text:style-name="T5">&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15">Я вставляю ключ в замок зажигания и поворачиваю. Десять-двенадцать минут хорошей езды, и я буду на месте.</text:p>
      <text:p text:style-name="P15"/>
      <text:p text:style-name="P15">На лобовое стекло прыгает Крыса и прижимается мордой к нему прямо напротив моего лица.</text:p>
      <text:p text:style-name="P15"/>
      <text:p text:style-name="P15"><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5"/>
      <text:p text:style-name="P15">Чтож.</text:p>
      <text:p text:style-name="P15"/>
      <text:p text:style-name="P15">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5"/>
      <text:p text:style-name="P1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5"/>
      <text:p text:style-name="P1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5"/>
      <text:p text:style-name="P1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5">Выехав на тротуар, я продолжаю двигаться против течения. К счастью, пешеходов практически нет — сказывается раннее утро.</text:p>
      <text:p text:style-name="P15">Я проежаю почти три квартала, когда поток машин внезапно иссякает. Снова наваливается тишина, разрываемая одиноким рёвом сирены.</text:p>
      <text:p text:style-name="P15"/>
      <text:p text:style-name="P1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5">Отдать долг, пожалуй, единственное осмысленное занятие, которое у меня осталось.</text:p>
      <text:p text:style-name="P15"/>
      <text:p text:style-name="P1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5"/>
      <text:p text:style-name="P15">Опоздал. Впрочем, плевать. Одной неудачей больше, одной меньше — теперь уже всё равно.</text:p>
      <text:p text:style-name="P15"/>
      <text:p text:style-name="P15"><text:soft-page-break/>Я оборачиваюсь к пикапу и вижу, как из кузова выскакивает небольшая хвостатая тень и молнией перелетает через забор.</text:p>
      <text:p text:style-name="P15"/>
      <text:p text:style-name="P15">Проклятье! Даже умереть спокойно не дадут!</text:p>
      <text:p text:style-name="P15"/>
      <text:p text:style-name="P15">Бегом я покрываю расстояние до парадного входа, вскакиваю внутрь и захлопываю за собой дверь.</text:p>
      <text:p text:style-name="P15">Коридоры заполняет монотонный голос из репродукторов.</text:p>
      <text:p text:style-name="P15"/>
      <text:p text:style-name="P1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5"/>
      <text:p text:style-name="P1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5"/>
      <text:p text:style-name="P1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5"/>
      <text:p text:style-name="P15">За краем слышится шорох и над парапетом появляется металлическая лапа с выпущенными во всю длину когтями.</text:p>
      <text:p text:style-name="P15">Я подтягиваю к себе багор, но потом откладываю прочь.</text:p>
      <text:p text:style-name="P15">К чёрту. Я заслужил это.</text:p>
      <text:p text:style-name="P15"/>
      <text:p text:style-name="P1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5"/>
      <text:p text:style-name="P15">Смешно умереть от собственной робо-кошки, неправда ли? Я всё же думал, что это произойдёт минут на десять позже.</text:p>
      <text:p text:style-name="P15"/>
      <text:p text:style-name="P15">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5"/>
      <text:p text:style-name="P15">- Давай, - шепчу я ей и закрываю глаза.</text:p>
      <text:p text:style-name="P15"/>
      <text:p text:style-name="P15"><text:soft-page-break/>Секунды идут одна за другой, но моё горло остаётся целым.</text:p>
      <text:p text:style-name="P15">Я открываю глаза. В ладони от меня светятся зелёные экраны глаз Крысы. По ним бегут слова, складывающиеся в предложения…</text:p>
      <text:p text:style-name="P15"/>
      <text:p text:style-name="P53"><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5">Если мне не удалось в результате поединка восстановить твою память, вкратце перескажу тебе суть проекта «Семь вечностей» и твою роль в нём.</text:p>
      <text:p text:style-name="P53"><text:span text:style-name="Default_20_Paragraph_20_Font"><text:span text:style-name="T5">…&lt;</text:span></text:span><text:span text:style-name="Default_20_Paragraph_20_Font"><text:span text:style-name="T8">краткое описание проекта и попадание Дедлайна в психушку</text:span></text:span><text:span text:style-name="Default_20_Paragraph_20_Font"><text:span text:style-name="T5">&gt;</text:span></text:span></text:p>
      <text:p text:style-name="P15">…</text:p>
      <text:p text:style-name="P15">Но случилось то, что случилось. Я, скорее всего, деактивирована, а ты читаешь эти строки за минуты до конца мира.</text:p>
      <text:p text:style-name="P1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5"/>
      <text:p text:style-name="P3">… Краем уха слышу жужжание вертолёта. На горизонте появляется точка…</text:p>
      <text:p text:style-name="P3"/>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4456fcvg./.fsga……….апппп</text:p>
      <text:p text:style-name="P15"/>
      <text:p text:style-name="P15">Здравствуй, Анон! Наконец-то я нашла тебя! И хотя мне остались доли секунды до угасания мозга, я успею насладиться встречей с тобой.</text:p>
      <text:p text:style-name="P39">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text:soft-page-break/>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3"><text:span text:style-name="Default_20_Paragraph_20_Font"><text:span text:style-name="T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3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32">но</text:span> мне <text:span text:style-name="T32">сказочно </text:span>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32">окончательно</text:span>.</text:p>
      <text:p text:style-name="P53"><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33">Я очень хочу, я мечтаю, что м</text:span></text:span><text:span text:style-name="Default_20_Paragraph_20_Font"><text:span text:style-name="T8">ы</text:span></text:span><text:span text:style-name="Default_20_Paragraph_20_Font"><text:span text:style-name="T33"> опять встретимся.</text:span></text:span></text:p>
      <text:p text:style-name="P53"><text:span text:style-name="Default_20_Paragraph_20_Font"><text:span text:style-name="T33">В другом месте, в другое время...</text:span></text:span></text:p>
      <text:p text:style-name="P38">И ещё. Хотя ты меня не помнишь… Неважно… Меня зовут Селестия…</text:p>
      <text:p text:style-name="P15"/>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text:soft-page-break/>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53"/>
      <text:p text:style-name="P65">~~~</text:p>
      <text:p text:style-name="P65"/>
      <text:p text:style-name="P53"><text:span text:style-name="Default_20_Paragraph_20_Font"><text:span text:style-name="T1">… Сияние. </text:span></text:span></text:p>
      <text:p text:style-name="P53"><text:span text:style-name="Default_20_Paragraph_20_Font"><text:span text:style-name="T32">Оно п</text:span></text:span><text:span text:style-name="Default_20_Paragraph_20_Font"><text:span text:style-name="T1">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шло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53"><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text:soft-page-break/></text:p>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3"><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3">-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1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13">-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3"/>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soft-page-break/>***</text:p>
      <text:p text:style-name="P3"/>
      <text:p text:style-name="P45">~~~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text:soft-page-break/></text:p>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53"><text:span text:style-name="Default_20_Paragraph_20_Font"><text:span text:style-name="T1">«</text:span></text:span><text:span text:style-name="Default_20_Paragraph_20_Font"><text:span text:style-name="T5">…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53"><text:span text:style-name="Default_20_Paragraph_20_Font"><text:span text:style-name="T5">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text:soft-page-break/>-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text:soft-page-break/>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53"><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text:soft-page-break/>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text:soft-page-break/>-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text:soft-page-break/></text:p>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text:soft-page-break/>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text:soft-page-break/></text:p>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53"><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text:soft-page-break/>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text:soft-page-break/>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text:soft-page-break/>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53"><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text:soft-page-break/></text:p>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53"><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53"><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oft-page-break/><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53"><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53"><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text:soft-page-break/>-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text:soft-page-break/>-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text:soft-page-break/>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text:soft-page-break/>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text:soft-page-break/>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text:soft-page-break/>-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text:soft-page-break/>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text:soft-page-break/>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text:soft-page-break/></text:p>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text:soft-page-break/></text:p>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text:soft-page-break/>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53"><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text:soft-page-break/></text:p>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text:soft-page-break/>-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53"><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oft-page-break/><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63">&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text:soft-page-break/></text:p>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text:soft-page-break/>-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text:soft-page-break/>-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53"/>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text:soft-page-break/>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text:soft-page-break/>-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text:soft-page-break/>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text:soft-page-break/></text:p>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text:soft-page-break/>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44">ОБМА-</text:span>А<text:span text:style-name="T44">-</text:span>А-<text:span text:style-name="T44">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text:soft-page-break/>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8">-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text:soft-page-break/>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32">На последних ярдах к защитному </text:span>э<text:span text:style-name="T3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text:soft-page-break/>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44"><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text:soft-page-break/>-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63">-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3">&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text:soft-page-break/>-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32">проклятие</text:span> «Каменный лёд». Я изобрела его для <text:span text:style-name="T3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text:soft-page-break/>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32">Если я не </text:span>ошибаюсь<text:span text:style-name="T32"> в природе </text:span>э<text:span text:style-name="T3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32">п-</text:span>прощай!</text:p>
      <text:p text:style-name="P3"/>
      <text:p text:style-name="P3">Мир растворяется в ослепительном сиянии...</text:p>
      <text:p text:style-name="P63">&lt;<text:span text:style-name="T2">всё время войны сестёр была ночь</text:span>&gt;</text:p>
      <text:p text:style-name="P53"><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53"><text:span text:style-name="Default_20_Paragraph_20_Font"><text:span text:style-name="T1"/></text:span></text:p>
      <text:h text:style-name="P87" text:outline-level="2"><text:span text:style-name="Default_20_Paragraph_20_Font"><text:span text:style-name="T44">~~~ </text:span></text:span><text:span text:style-name="Default_20_Paragraph_20_Font"><text:span text:style-name="T1">Интермедия </text:span></text:span><text:span text:style-name="Default_20_Paragraph_20_Font"><text:span text:style-name="T44">~~~ </text:span></text:span></text:h>
      <text:p text:style-name="P52"><text:span text:style-name="Default_20_Paragraph_20_Font"><text:span text:style-name="T44"/></text:span></text:p>
      <text:p text:style-name="P53"><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text:soft-page-break/></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53"><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53"><text:span text:style-name="Default_20_Paragraph_20_Font"><text:span text:style-name="T1"/></text:span></text:p>
      <text:h text:style-name="P83" text:outline-level="1"><text:span text:style-name="Default_20_Paragraph_20_Font"><text:span text:style-name="T1"/></text:span></text:h>
      <text:p text:style-name="P53"><text:span text:style-name="Default_20_Paragraph_20_Font"><text:span text:style-name="T1"/></text:span></text:p>
      <text:p text:style-name="P2"/>
      <text:p text:style-name="P2"/>
      <text:p text:style-name="P3"/>
      <text:p text:style-name="P3"/>
      <text:p text:style-name="P13">&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13"/>
      <text:p text:style-name="P6"/>
      <text:p text:style-name="P15">(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3"><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oft-page-break/><text:span text:style-name="Default_20_Paragraph_20_Font"><text:span text:style-name="T5">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53"><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43">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43">—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53"><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text:soft-page-break/></text:p>
      <text:p text:style-name="P4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3"><text:span text:style-name="Default_20_Paragraph_20_Font"><text:span text:style-name="T13">Действие начинается снова с </text:span></text:span><text:span text:style-name="Default_20_Paragraph_20_Font"><text:span text:style-name="T42">первой</text:span></text:span><text:span text:style-name="Default_20_Paragraph_20_Font"><text:span text:style-name="T13">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4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6">=============================</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1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3"/>
      <text:p text:style-name="P1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3">=========================</text:p>
      <text:p text:style-name="P53"><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30">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3">=======================================</text:p>
      <text:p text:style-name="P53"><text:span text:style-name="Default_20_Paragraph_20_Font"><text:span text:style-name="T5">&lt;</text:span></text:span><text:span text:style-name="Default_20_Paragraph_20_Font"><text:span text:style-name="T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oft-page-break/><text:span text:style-name="Default_20_Paragraph_20_Font"><text:span text:style-name="T8">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38"/>
      <text:p text:style-name="P53"><text:span text:style-name="Default_20_Paragraph_20_Font"><text:span text:style-name="T5">(</text:span></text:span><text:span text:style-name="Default_20_Paragraph_20_Font"><text:span text:style-name="T8">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5"/>
      <text:p text:style-name="P15"/>
      <text:p text:style-name="P15">(Дедлайн был в психушке без памяти два месяца, а не два года)</text:p>
      <text:p text:style-name="P15"/>
      <text:p text:style-name="P15"/>
      <text:p text:style-name="P53"><text:span text:style-name="Default_20_Paragraph_20_Font"><text:span text:style-name="T5">&lt;</text:span></text:span><text:span text:style-name="Default_20_Paragraph_20_Font"><text:span text:style-name="T8">Учителя отвечают на вопросы Хэвэн, на которые она сама не может найти ответы</text:span></text:span><text:span text:style-name="Default_20_Paragraph_20_Font"><text:span text:style-name="T5">&gt;</text:span></text:span></text:p>
      <text:p text:style-name="P15">(добавить Аниту в психушку)</text:p>
      <text:p text:style-name="P15">(необходимость вернуться — предотвратить закрытие проекта и остановку Хэвэн)</text:p>
      <text:p text:style-name="P15">&lt;киберсекс с Хэвэн&gt;</text:p>
      <text:p text:style-name="P15">====================</text:p>
      <text:p text:style-name="P53"><text:span text:style-name="Default_20_Paragraph_20_Font"><text:span text:style-name="T5">&lt;</text:span></text:span><text:span text:style-name="Default_20_Paragraph_20_Font"><text:span text:style-name="T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5"/>
      <text:p text:style-name="P3"/>
      <text:p text:style-name="P3"/>
      <text:h text:style-name="P85"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text:soft-page-break/>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5">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15">…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5">…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text:soft-page-break/></text:p>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text:soft-page-break/>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63">&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65">~~~</text:p>
      <text:p text:style-name="P65"/>
      <text:p text:style-name="P63">...<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text:soft-page-break/>- Привет-привет! - существо снова машет копытом, но уже в приветственном жесте.</text:p>
      <text:p text:style-name="P3">- Ты... <text:span text:style-name="T52">Т</text:span><text:span text:style-name="T51">ы что за хрен вообще? </text:span><text:span text:style-name="T52">– </text:span><text:span text:style-name="T51">наконец-то обретаю речь я.</text:span></text:p>
      <text:p text:style-name="P72">-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72">- Да-да, у меня похожее чувство, - мрачно сообщаю я. - По-моему, мы уже пересекались раньше.</text:p>
      <text:p text:style-name="P72">-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72">- Что?</text:p>
      <text:p text:style-name="P72"/>
      <text:p text:style-name="P78"><text:span text:style-name="T44">С кончика малого рога </text:span>существа<text:span text:style-name="T44"> </text:span>срывается <text:span text:style-name="T44">молния и под ним материализов</text:span>ывается<text:span text:style-name="T44"> </text:span>зелёный <text:span text:style-name="T44">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72"/>
      <text:p text:style-name="P72">-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72">-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73">-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72">- Потому что его нет, - я снова закашливаюсь сухим смехом. <text:span text:style-name="T44">-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72">-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72">Сверхаликорн подаёт стакан воды.</text:p>
      <text:p text:style-name="P72"/>
      <text:p text:style-name="P72">- И что же ты теперь собираешься делать? - продолжает Анакорн.</text:p>
      <text:p text:style-name="P72">- Не знаю. Думаю, может, сдохнуть прямо тут?</text:p>
      <text:p text:style-name="P72"><text:soft-page-break/>-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72"/>
      <text:p text:style-name="P72">Я саркастически улыбаюсь в ответ. Да, я хочу. Вот только желание это неосуществимо, если только Анакорн не умеет воскрешать мёртвых.</text:p>
      <text:p text:style-name="P72"/>
      <text:p text:style-name="P72">- Ты умеешь возвращать с того света?</text:p>
      <text:p text:style-name="P72">-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72">-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72">- Да ну, зачем статую? - огорчается Анакорн. - Не буду я превращать тебя в статую. Есть одно решение...</text:p>
      <text:p text:style-name="P72"/>
      <text:p text:style-name="P72">Демиург морщит лоб и зависает, уставившись в одну точку.</text:p>
      <text:p text:style-name="P72">- И?..</text:p>
      <text:p text:style-name="P72">Я замечаю, что мои кисти светятся голубоватым свечением, а кончики пальцев становятся полупрозрачными. </text:p>
      <text:p text:style-name="P72">- <text:s/>Тебе пора уходить. Слишком долго находился возле меня. Ты сгораешь, - объясняет Анакорн.</text:p>
      <text:p text:style-name="P72">- Так что там насчёт решения? - не отстаю я.</text:p>
      <text:p text:style-name="P72"><text:span text:style-name="T32">С</text:span>верхаликорн <text:span text:style-name="T32">морщит лоб, сосредоточиваясь</text:span>. <text:span text:style-name="T3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72"/>
      <text:p text:style-name="P72">-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72">- А за какой дверью Сел?</text:p>
      <text:p text:style-name="P72">- Не знаю, - раздражённо бросает Анакорн, - сердце подскажет. Поторопись, если не хочешь превратиться в сияющий эфир!</text:p>
      <text:p text:style-name="P72"/>
      <text:p text:style-name="P72">Сверхаликорн нетерпеливым жестом указывает в направлении дверей.</text:p>
      <text:p text:style-name="P72"><text:soft-page-break/>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72">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7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72"/>
      <text:p text:style-name="P72">Голубоватое свечение уже расширилось с кистей на руки и торс, последние фаланги пальцев едва видны.</text:p>
      <text:p text:style-name="P72">Может, тут и остановиться? Сияющий эфир и каменная статуя — хорошая пара, как по мне.</text:p>
      <text:p text:style-name="P72">Нет, эту историю надо пройти до конца.</text:p>
      <text:p text:style-name="P72">Медленно возвращаюсь к светящимся проёмам дверей.</text:p>
      <text:p text:style-name="P72">Вот оно!</text:p>
      <text:p text:style-name="P72">Останавливаюсь напротив проёма, почувствовав легчайший укол. Делаю шаг к двери — и чувствую знакомое жжение в груди.</text:p>
      <text:p text:style-name="P72"/>
      <text:p text:style-name="P72">- Ну привет-привет, - блаженно улыбаюсь я старой знакомой.</text:p>
      <text:p text:style-name="P72">Прижатая к области сердца рука ощущает очертания фигурки аликорна, как будто выросшей из груди.</text:p>
      <text:p text:style-name="P72"/>
      <text:p text:style-name="P72">Что-то это да значит.</text:p>
      <text:p text:style-name="P72"/>
      <text:p text:style-name="P72">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72">Да плевать — если дверь нельзя открыть — её можно выбить. Эта мысль заполняет всё сознание.</text:p>
      <text:p text:style-name="P72">Изо всех сил замахиваюсь ногой и втапливаю по двери. Нога проваливается в дверь, а за ней и весь я.</text:p>
      <text:p text:style-name="P72"/>
      <text:p text:style-name="P72">- Ну, или так, - успеваю подумать я.</text:p>
      <text:p text:style-name="P72"/>
      <text:p text:style-name="P72"/>
      <text:p text:style-name="P72"/>
      <text:p text:style-name="P72"/>
      <text:p text:style-name="P75">Крепкий орешек, развоплощение не повлияло твой характер. Как был хамом, так и остался.</text:p>
      <text:p text:style-name="P75"><text:soft-page-break/>- Мы ведь виделись раньше, да? Почему-то ты кажешься мне знакомым, - угрюмо замечаю я. - Хотя, хоть убей, не вспомню, где.</text:p>
      <text:p text:style-name="P7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75">- Хреново, - ещё угрюмее говорю я. - Полчаса назад попал в эпицентр ядерного взрыва.</text:p>
      <text:p text:style-name="P7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75"/>
      <text:p text:style-name="P75">Я молча прикидываю, смогу ли дотянуться до его носа кулаком? А ногой?</text:p>
      <text:p text:style-name="P75">Анакорн как будто понимает, что я замышляю. Он отступает шаг назад и примирительно поднимает вверх копыто.</text:p>
      <text:p text:style-name="P75"/>
      <text:p text:style-name="P66"><text:span text:style-name="T51">- </text:span><text:span text:style-name="T49">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75"/>
      <text:p text:style-name="P76"><text:span text:style-name="T44">С кончика малого рога Анакорна </text:span>срывается<text:span text:style-name="T44"> молния и под ним материализов</text:span>ывается<text:span text:style-name="T44"> </text:span>зелёный <text:span text:style-name="T44">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77"/>
      <text:p text:style-name="P7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77"/>
      <text:p text:style-name="P77">-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77">- Стоп-стоп-стоп! Помедленнее, я нихрена не понял! - хватаюсь за голову я. - Какая-такая подружка? Какая просьба? Какой мир? Что за бред?</text:p>
      <text:p text:style-name="P74"/>
      <text:p text:style-name="P63"><text:span text:style-name="T51">&lt;</text:span><text:span text:style-name="Default_20_Paragraph_20_Font"><text:span text:style-name="T5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63"><text:soft-page-break/><text:span text:style-name="Default_20_Paragraph_20_Font"><text:span text:style-name="T50">Эпилог.)</text:span></text:span><text:span text:style-name="T51">&gt;</text:span></text:p>
      <text:p text:style-name="P72"/>
      <text:p text:style-name="P3"/>
      <text:p text:style-name="P53"><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70"/>
      <text:p text:style-name="P53"><text:span text:style-name="Default_20_Paragraph_20_Font"><text:span text:style-name="T4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7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3"><text:span text:style-name="Default_20_Paragraph_20_Font"><text:span text:style-name="T4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3"/>
      <text:p text:style-name="P13">…</text:p>
      <text:p text:style-name="P71"/>
      <text:p text:style-name="P53"><text:span text:style-name="Default_20_Paragraph_20_Font"><text:span text:style-name="T1"/></text:span></text:p>
      <text:p text:style-name="P3"/>
      <text:p text:style-name="P3"/>
      <text:p text:style-name="P2">***</text:p>
      <text:p text:style-name="P15"/>
      <text:p text:style-name="P53"><text:soft-page-break/><text:span text:style-name="Default_20_Paragraph_20_Font"><text:span text:style-name="T5"><text:s/></text:span></text:span><text:span text:style-name="Default_20_Paragraph_20_Font"><text:span text:style-name="T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text:p>
      <text:p text:style-name="P15"/>
      <text:p text:style-name="P15"><text:soft-page-break/><text:s/>Информационный слепок сознания неточен, сканируется, в основном, память, <text:s/>логический аппарат и эмоции.</text:p>
      <text:p text:style-name="P15"/>
      <text:p text:style-name="P53"><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85"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13"/>
      <text:p text:style-name="P13">&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text:soft-page-break/></text:p>
      <text:p text:style-name="P3"/>
      <text:p text:style-name="P3">пол’т на єкспериментальном образце первой ступени ракеті (остальніе не сделані)</text:p>
      <text:p text:style-name="P3"/>
      <text:p text:style-name="P53">===================================================</text:p>
      <text:p text:style-name="P53">… Вы и есть сопротивление!</text:p>
      <text:p text:style-name="P3">&lt;временная петля&gt;</text:p>
      <text:p text:style-name="P3"/>
      <text:p text:style-name="P3"/>
      <text:p text:style-name="P3"/>
      <text:p text:style-name="P46"/>
      <text:p text:style-name="P3"/>
      <text:p text:style-name="P53"><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13"/>
      <text:p text:style-name="P13">Шаги Армагеддона;</text:p>
      <text:p text:style-name="P13"/>
      <text:p text:style-name="P13"/>
      <text:p text:style-name="P13">встреча с единорогами</text:p>
      <text:p text:style-name="P1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3">Потом – путешествие на “Хитрожопке”, апгрейд её до дирижабля</text:p>
      <text:p text:style-name="P13"/>
      <text:p text:style-name="P13">=========================================</text:p>
      <text:p text:style-name="P13"/>
      <text:p text:style-name="P1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3"/>
      <text:p text:style-name="P1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3">==========================================</text:p>
      <text:p text:style-name="P13">Анакорн Анону: Что-то мне твоё лицо кажется знакомым. Мы раньше встречались?</text:p>
      <text:p text:style-name="P13"><text:soft-page-break/>-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53"><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53"/>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53"><text:span text:style-name="Default_20_Paragraph_20_Font"><text:span text:style-name="T1">- Мой первый Учитель… Я узнала тебя… </text:span></text:span>Мне тебя не хватало.</text:p>
      <text:p text:style-name="P53"/>
      <text:p text:style-name="P3">Деревья расступились и на поляну вышла Хэвэн.</text:p>
      <text:p text:style-name="P3"/>
      <text:p text:style-name="P53"><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13"/>
      <text:p text:style-name="P3"><text:soft-page-break/>Рэра чуть шевельнула ухом и немедленно открыла один глаз.</text:p>
      <text:p text:style-name="P3"/>
      <text:p text:style-name="P3">- ПАПА!!! ОН СОГЛАСЕН!!!</text:p>
      <text:p text:style-name="P13"/>
      <text:p text:style-name="P53"><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13">&lt;Хум видит молодую Селестию в латах&gt;</text:p>
      <text:p text:style-name="P13">&lt;Сел учит Хумана магии и готовит его своим партнёром&gt;</text:p>
      <text:p text:style-name="P13">&lt;Сел применяет свою “термоядерную пушку” в роге&gt;</text:p>
      <text:h text:style-name="P85" text:outline-level="2"/>
      <text:p text:style-name="P3"/>
      <text:p text:style-name="P13">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3">Селестия бесконечно счастлива, что у неё есть помощник - Анон</text:p>
      <text:p text:style-name="P53"><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3"/>
      <text:p text:style-name="P13">Я ввалился в приёмную. Голова аликорницы покоилась на столе, глаза были закрыты. При стуке двери лишь чуть дёрнулось ухо.</text:p>
      <text:p text:style-name="P13">- Сел, меня волнует состояние наших отношений в последнее время, - начал я издалека.</text:p>
      <text:p text:style-name="P13">- Да? - пробормотала аликорница не открывая глаз.</text:p>
      <text:p text:style-name="P13"/>
      <text:p text:style-name="P13">Тут что-то не так, Анон!</text:p>
      <text:p text:style-name="P13"/>
      <text:p text:style-name="P13">- Как ты могла вчера заснуть во время секса?!! - я возмущенно уставился на аликорницу.</text:p>
      <text:p text:style-name="P13">Селестия открыла один глаз и страдальчески улыбнулась.</text:p>
      <text:p text:style-name="P53"><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3"><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13">&lt;Сцена с напившейся Селестией&gt;</text:p>
      <text:p text:style-name="P38">(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3"><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3">&lt;Отправка Анона на Луну с Луной&gt;</text:p>
      <text:p text:style-name="P53"><text:span text:style-name="Default_20_Paragraph_20_Font"><text:span text:style-name="T2">&lt;Сцена с голым Аноном и Луной</text:span></text:span><text:span text:style-name="Default_20_Paragraph_20_Font"><text:span text:style-name="T1">&gt;</text:span></text:span></text:p>
      <text:p text:style-name="P40"/>
      <text:p text:style-name="P13"/>
      <text:p text:style-name="P13"/>
      <text:p text:style-name="P13"/>
      <text:p text:style-name="P13"><text:span text:style-name="Default_20_Paragraph_20_Font"><text:span text:style-name="T1"/></text:span></text:p>
      <text:p text:style-name="P13">======================================================</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53"><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3"/>
      <text:p text:style-name="P13"/>
      <text:p text:style-name="P13"/>
      <text:h text:style-name="P87" text:outline-level="2">Эпилог</text:h>
      <text:p text:style-name="P2"/>
      <text:p text:style-name="P45">~~~5000 лет от основания Эквестрии~~~</text:p>
      <text:p text:style-name="P14"/>
      <text:p text:style-name="Text_20_body">Mike Oldfield - In the beginning &amp; Let there be light <text:s text:c="5"/>или <text:s text:c="5"/>Oceania</text:p>
      <text:p text:style-name="P53"><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30">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oft-page-break/><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2"/>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text:soft-page-break/>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62"><text:soft-page-break/>-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62"><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3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2"/>
      <text:p text:style-name="P2">***</text:p>
      <text:p text:style-name="P1"/>
      <text:p text:style-name="P3"><text:soft-page-break/>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32">пла</text:span>-<text:span text:style-name="T32">пла</text:span>-<text:span text:style-name="T32">пла</text:span>-и есё много <text:span text:style-name="T32">л</text:span>аз <text:span text:style-name="T3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text:soft-page-break/>Я ошеломлённо осматриваю музей. <text:span text:style-name="T3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44">~</text:span> 300 <text:span text:style-name="T44">Anno Celestia</text:span>» .</text:p>
      <text:p text:style-name="P62">-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2">&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12">- Анон, мы хотели бы вернуться. - Селестия с тревогой смотрела на меня. - Пойдёшь ли ты с нами?</text:p>
      <text:p text:style-name="P12">- Вернуться? Куда?</text:p>
      <text:p text:style-name="P12">-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61"/>
      <text:p text:style-name="P53">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53">Pink Floyd “Keep Talking” <text:a xlink:type="simple" xlink:href="https://www.youtube.com/watch?v=CVhYW6e3qc8" office:target-frame-name="_top" xlink:show="replace" text:style-name="Internet_20_link" text:visited-style-name="Visited_20_Internet_20_Link">https://www.youtube.com/watch?v=CVhYW6e3qc8</text:a></text:p>
      <text:p text:style-name="P53"/>
      <text:p text:style-name="P53">Daft Punk - Veridis Quo</text:p>
      <text:p text:style-name="P53">https://www.youtube.com/watch?v=HhZaHf8RP6g</text:p>
      <text:p text:style-name="P53"><text:a xlink:type="simple" xlink:href="https://www.youtube.com/watch?v=ySLc8gZ3oEc" office:target-frame-name="_top" xlink:show="replace" text:style-name="Internet_20_link" text:visited-style-name="Visited_20_Internet_20_Link">https://www.youtube.com/watch?v=ySLc8gZ3oEc</text:a></text:p>
      <text:p text:style-name="P53"/>
      <text:p text:style-name="P53">Eye Of The Tiger</text:p>
      <text:p text:style-name="P53"/>
      <text:p text:style-name="P53">Alphaville – Forever Young</text:p>
      <text:p text:style-name="P53">The Doors “Light My Fire”</text:p>
      <text:p text:style-name="P53">Pink Floyd “Another Brick In The Wall” (https://www.youtube.com/watch?v=krYK1jWz0Lo <text:s/>),</text:p>
      <text:p text:style-name="P53">“Is the anybody here” (Pulse)</text:p>
      <text:p text:style-name="P53">“Marooned”</text:p>
      <text:p text:style-name="P53">&lt;Pink Floyd - «Hey you» (Pulse)&gt;</text:p>
      <text:p text:style-name="P53"/>
      <text:p text:style-name="P53">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53">&lt;<text:span text:style-name="Default_20_Paragraph_20_Font"><text:span text:style-name="T30">Pink Floyd — Kepp Talking (Pulse), Hey you (Pulse), Sorrow (Pulse), High Hopes (Pulse)</text:span></text:span>&gt;</text:p>
      <text:p text:style-name="P53">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53">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53">Oasis — Wonderwall (<text:a xlink:type="simple" xlink:href="https://www.youtube.com/watch?v=6hzrDeceEKc" office:target-frame-name="_top" xlink:show="replace" text:style-name="Internet_20_link" text:visited-style-name="Visited_20_Internet_20_Link">https://www.youtube.com/watch?v=6hzrDeceEKc</text:a> )</text:p>
      <text:p text:style-name="P53">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53"><text:a xlink:type="simple" xlink:href="https://www.youtube.com/watch?v=nGhoBnx3Pt0" office:target-frame-name="_top" xlink:show="replace" text:style-name="Internet_20_link" text:visited-style-name="Visited_20_Internet_20_Link">https://www.youtube.com/watch?v=nGhoBnx3Pt0</text:a></text:p>
      <text:p text:style-name="P53"><text:a xlink:type="simple" xlink:href="https://www.youtube.com/watch?v=UVWiArQL_oI" office:target-frame-name="_top" xlink:show="replace" text:style-name="Internet_20_link" text:visited-style-name="Visited_20_Internet_20_Link">https://www.youtube.com/watch?v=UVWiArQL_oI</text:a></text:p>
      <text:p text:style-name="P53"/>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44">Blue man group - Chill and zone out </text:span><text:a xlink:type="simple" xlink:href="https://www.youtube.com/watch?v=_yfDjBl__o8" text:style-name="Internet_20_link" text:visited-style-name="Visited_20_Internet_20_Link"><text:span text:style-name="T44">https://www.youtube.com/watch?v=_yfDjBl__o8</text:span></text:a></text:p>
      <text:p text:style-name="Text_20_body"><text:span text:style-name="T44">Florian Renner – retrowave </text:span><text:a xlink:type="simple" xlink:href="https://www.youtube.com/watch?v=Zev0wz87hVw" text:style-name="Internet_20_link" text:visited-style-name="Visited_20_Internet_20_Link"><text:span text:style-name="T44">https://www.youtube.com/watch?v=Zev0wz87hVw</text:span></text:a></text:p>
      <text:p text:style-name="P62">Yes – Owner of A Lonely Heart - <text:a xlink:type="simple" xlink:href="https://www.youtube.com/watch?v=vpIduDaggVA" text:style-name="Internet_20_link" text:visited-style-name="Visited_20_Internet_20_Link">https://www.youtube.com/watch?v=vpIduDaggVA</text:a></text:p>
      <text:p text:style-name="P53"><text:span text:style-name="Default_20_Paragraph_20_Font"><text:span text:style-name="T24">009 </text:span></text:span><text:span text:style-name="Default_20_Paragraph_20_Font"><text:span text:style-name="T23">Sound</text:span></text:span><text:span text:style-name="Default_20_Paragraph_20_Font"><text:span text:style-name="T24"> </text:span></text:span><text:span text:style-name="Default_20_Paragraph_20_Font"><text:span text:style-name="T23">System</text:span></text:span><text:span text:style-name="Default_20_Paragraph_20_Font"><text:span text:style-name="T24"> – </text:span></text:span><text:span text:style-name="Default_20_Paragraph_20_Font"><text:span text:style-name="T23">DreamScape</text:span></text:span><text:span text:style-name="Default_20_Paragraph_20_Font"><text:span text:style-name="T24"> (</text:span></text:span><text:a xlink:type="simple" xlink:href="https://www.youtube.com/watch?v=TKfS5zVfGBc" office:target-frame-name="_top" xlink:show="replace" text:style-name="Internet_20_link" text:visited-style-name="Visited_20_Internet_20_Link"><text:span text:style-name="Default_20_Paragraph_20_Font"><text:span text:style-name="T23">https</text:span></text:span><text:span text:style-name="Default_20_Paragraph_20_Font"><text:span text:style-name="T24">://</text:span></text:span><text:span text:style-name="Default_20_Paragraph_20_Font"><text:span text:style-name="T23">www</text:span></text:span><text:span text:style-name="Default_20_Paragraph_20_Font"><text:span text:style-name="T24">.</text:span></text:span><text:span text:style-name="Default_20_Paragraph_20_Font"><text:span text:style-name="T23">youtube</text:span></text:span><text:span text:style-name="Default_20_Paragraph_20_Font"><text:span text:style-name="T24">.</text:span></text:span><text:span text:style-name="Default_20_Paragraph_20_Font"><text:span text:style-name="T23">com</text:span></text:span><text:span text:style-name="Default_20_Paragraph_20_Font"><text:span text:style-name="T24">/</text:span></text:span><text:span text:style-name="Default_20_Paragraph_20_Font"><text:span text:style-name="T23">watch</text:span></text:span><text:span text:style-name="Default_20_Paragraph_20_Font"><text:span text:style-name="T24">?</text:span></text:span><text:span text:style-name="Default_20_Paragraph_20_Font"><text:span text:style-name="T23">v</text:span></text:span><text:span text:style-name="Default_20_Paragraph_20_Font"><text:span text:style-name="T24">=</text:span></text:span><text:span text:style-name="Default_20_Paragraph_20_Font"><text:span text:style-name="T23">TKfS</text:span></text:span><text:span text:style-name="Default_20_Paragraph_20_Font"><text:span text:style-name="T24">5</text:span></text:span><text:span text:style-name="Default_20_Paragraph_20_Font"><text:span text:style-name="T23">zVfGBc</text:span></text:span></text:a><text:span text:style-name="Default_20_Paragraph_20_Font"><text:span text:style-name="T24">)</text:span></text:span></text:p>
      <text:p text:style-name="P81">Pink Floyd “Another Brick In The Wall”</text:p>
      <text:p text:style-name="P53"><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84" text:outline-level="1"><text:span text:style-name="Default_20_Paragraph_20_Font"><text:span text:style-name="T25">Mark</text:span></text:span><text:span text:style-name="Default_20_Paragraph_20_Font"><text:span text:style-name="T26"> </text:span></text:span><text:span text:style-name="Default_20_Paragraph_20_Font"><text:span text:style-name="T25">Knopfler</text:span></text:span><text:span text:style-name="Default_20_Paragraph_20_Font"><text:span text:style-name="T26"> - </text:span></text:span><text:span text:style-name="Default_20_Paragraph_20_Font"><text:span text:style-name="T25">Marbletown</text:span></text:span><text:span text:style-name="Default_20_Paragraph_20_Font"><text:span text:style-name="T26"> - </text:span></text:span><text:span text:style-name="Default_20_Paragraph_20_Font"><text:span text:style-name="T25">C</text:span></text:span><text:span text:style-name="Default_20_Paragraph_20_Font"><text:span text:style-name="T26">ó</text:span></text:span><text:span text:style-name="Default_20_Paragraph_20_Font"><text:span text:style-name="T25">rdoba</text:span></text:span><text:span text:style-name="Default_20_Paragraph_20_Font"><text:span text:style-name="T26"> 2010</text:span></text:span></text:h>
      <text:p text:style-name="P63">Pendulum – Under the waves <text:a xlink:type="simple" xlink:href="https://www.youtube.com/watch?v=Xc6tpOgm1HE" text:style-name="Internet_20_link" text:visited-style-name="Visited_20_Internet_20_Link">https://www.youtube.com/watch?v=Xc6tpOgm1HE</text:a></text:p>
      <text:p text:style-name="P55"><text:a xlink:type="simple" xlink:href="https://www.youtube.com/channel/UCiC3mYsBGt9jtPk0n_KiFFA" text:style-name="Internet_20_link" text:visited-style-name="Visited_20_Internet_20_Link"><text:span text:style-name="T44">Amethystium</text:span></text:a><text:span text:style-name="T44"> <text:s/>- </text:span>Anthemoessa <text:s/><text:a xlink:type="simple" xlink:href="https://www.youtube.com/watch?v=qVCMlj0QxcU" text:style-name="Internet_20_link" text:visited-style-name="Visited_20_Internet_20_Link">https://www.youtube.com/watch?v=qVCMlj0QxcU</text:a></text:p>
      <text:p text:style-name="P55"/>
      <text:p text:style-name="P64"><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2-17T23:34:45.848000000</dc:date>
    <meta:editing-cycles>4844</meta:editing-cycles>
    <meta:editing-duration>P283DT18H19M56S</meta:editing-duration>
    <meta:document-statistic meta:table-count="0" meta:image-count="0" meta:object-count="0" meta:page-count="312" meta:paragraph-count="4565" meta:word-count="109624" meta:character-count="705249" meta:non-whitespace-character-count="598764"/>
    <meta:template xlink:type="simple" xlink:actuate="onRequest" xlink:title="" xlink:href="Normal"/>
  </office:meta>
</office:document-meta>
</file>